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02.727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03.506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04.286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05.065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05.844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06.623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07.403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08.182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08.961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09.74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10.519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11.299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12.078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12.857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13.636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14.416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15.195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15.974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16.753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17.532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18.312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19.091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19.87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20.649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21.429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22.208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22.987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23.766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24.545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25.325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26.104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26.883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27.662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28.442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29.221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30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30.779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31.558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32.338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33.117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33.896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34.675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35.455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36.234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37.013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37.792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38.571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39.351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40.13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40.909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41.688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42.468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43.247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44.026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44.805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45.584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46.364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47.143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47.922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48.701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49.481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50.26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51.039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51.818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52.597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53.377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54.156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54.935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55.714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56.494,</text:p>
          </table:table-cell>
          <table:table-cell office:value-type="float" office:value="0.00000544118650443323" calcext:value-type="float">
            <text:p>5.44118650443323E-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57.273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58.052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58.831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59.61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60.39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61.169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61.948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62.727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63.506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64.286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65.065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65.844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66.623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67.403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68.182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68.961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69.74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70.519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71.299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72.078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72.857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73.636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74.416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75.195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75.974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76.753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77.532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78.312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79.091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79.87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80.649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81.429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82.208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82.987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83.766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84.545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85.325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86.104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86.883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87.662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88.442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89.221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90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90.779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91.558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92.338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93.117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93.896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94.675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95.455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96.234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97.013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97.792,</text:p>
          </table:table-cell>
          <table:table-cell office:value-type="float" office:value="0.00243221675022588" calcext:value-type="float">
            <text:p>0.002432216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98.571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299.351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00.13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00.909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01.688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02.468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03.247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04.026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04.805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05.584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06.364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07.143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07.922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08.701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09.481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10.26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11.039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11.818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12.597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13.377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14.156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14.935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15.714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16.494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17.273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18.052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18.831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19.61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20.39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21.169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21.948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22.727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23.506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24.286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25.065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25.844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26.623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27.403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28.182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28.961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29.74,</text:p>
          </table:table-cell>
          <table:table-cell office:value-type="float" office:value="0.0000163236109870434" calcext:value-type="float">
            <text:p>1.6323610987043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30.519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31.299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32.078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32.857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33.636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34.416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35.195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35.974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36.753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37.532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38.312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39.091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39.87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40.649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41.429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42.208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42.987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43.766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44.545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45.325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46.104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46.883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47.662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48.442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49.221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50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50.779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51.558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52.338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53.117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53.896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54.675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55.455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56.234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57.013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57.792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58.571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59.351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60.13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60.909,</text:p>
          </table:table-cell>
          <table:table-cell office:value-type="float" office:value="0.0000380884084785201" calcext:value-type="float">
            <text:p>3.80884084785201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61.688,</text:p>
          </table:table-cell>
          <table:table-cell office:value-type="float" office:value="0.0000489707814873866" calcext:value-type="float">
            <text:p>4.89707814873866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62.468,</text:p>
          </table:table-cell>
          <table:table-cell office:value-type="float" office:value="0.000059853154496253" calcext:value-type="float">
            <text:p>5.9853154496253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63.247,</text:p>
          </table:table-cell>
          <table:table-cell office:value-type="float" office:value="0.0000707357334000945" calcext:value-type="float">
            <text:p>7.07357334000945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64.026,</text:p>
          </table:table-cell>
          <table:table-cell office:value-type="float" office:value="0.0000816177975664984" calcext:value-type="float">
            <text:p>8.1617797566498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64.805,</text:p>
          </table:table-cell>
          <table:table-cell office:value-type="float" office:value="0.0000925003764703399" calcext:value-type="float">
            <text:p>9.25003764703399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65.584,</text:p>
          </table:table-cell>
          <table:table-cell office:value-type="float" office:value="0.000103382955374181" calcext:value-type="float">
            <text:p>0.00010338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66.364,</text:p>
          </table:table-cell>
          <table:table-cell office:value-type="float" office:value="0.000114265019540585" calcext:value-type="float">
            <text:p>0.000114265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67.143,</text:p>
          </table:table-cell>
          <table:table-cell office:value-type="float" office:value="0.000125147598444427" calcext:value-type="float">
            <text:p>0.000125147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67.922,</text:p>
          </table:table-cell>
          <table:table-cell office:value-type="float" office:value="0.000136030177348268" calcext:value-type="float">
            <text:p>0.000136030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68.701,</text:p>
          </table:table-cell>
          <table:table-cell office:value-type="float" office:value="0.000146912241514672" calcext:value-type="float">
            <text:p>0.000146912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69.481,</text:p>
          </table:table-cell>
          <table:table-cell office:value-type="float" office:value="0.000157794820418514" calcext:value-type="float">
            <text:p>0.000157794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70.26,</text:p>
          </table:table-cell>
          <table:table-cell office:value-type="float" office:value="0.000168677399322355" calcext:value-type="float">
            <text:p>0.000168677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71.039,</text:p>
          </table:table-cell>
          <table:table-cell office:value-type="float" office:value="0.000179559463488759" calcext:value-type="float">
            <text:p>0.000179559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71.818,</text:p>
          </table:table-cell>
          <table:table-cell office:value-type="float" office:value="0.000190442042392601" calcext:value-type="float">
            <text:p>0.00019044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72.597,</text:p>
          </table:table-cell>
          <table:table-cell office:value-type="float" office:value="0.000201324621296442" calcext:value-type="float">
            <text:p>0.000201324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73.377,</text:p>
          </table:table-cell>
          <table:table-cell office:value-type="float" office:value="0.000212206685462846" calcext:value-type="float">
            <text:p>0.000212206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74.156,</text:p>
          </table:table-cell>
          <table:table-cell office:value-type="float" office:value="0.000223089264366687" calcext:value-type="float">
            <text:p>0.0002230893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74.935,</text:p>
          </table:table-cell>
          <table:table-cell office:value-type="float" office:value="0.000233971328533091" calcext:value-type="float">
            <text:p>0.000233971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75.714,</text:p>
          </table:table-cell>
          <table:table-cell office:value-type="float" office:value="0.000244853907436933" calcext:value-type="float">
            <text:p>0.000244853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76.494,</text:p>
          </table:table-cell>
          <table:table-cell office:value-type="float" office:value="0.000255736486340774" calcext:value-type="float">
            <text:p>0.000255736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77.273,</text:p>
          </table:table-cell>
          <table:table-cell office:value-type="float" office:value="0.000266618550507178" calcext:value-type="float">
            <text:p>0.000266618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78.052,</text:p>
          </table:table-cell>
          <table:table-cell office:value-type="float" office:value="0.00027750112941102" calcext:value-type="float">
            <text:p>0.000277501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78.831,</text:p>
          </table:table-cell>
          <table:table-cell office:value-type="float" office:value="0.000288383708314861" calcext:value-type="float">
            <text:p>0.000288383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79.61,</text:p>
          </table:table-cell>
          <table:table-cell office:value-type="float" office:value="0.000299265772481265" calcext:value-type="float">
            <text:p>0.000299265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80.39,</text:p>
          </table:table-cell>
          <table:table-cell office:value-type="float" office:value="0.000310148351385107" calcext:value-type="float">
            <text:p>0.000310148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81.169,</text:p>
          </table:table-cell>
          <table:table-cell office:value-type="float" office:value="0.000321030930288948" calcext:value-type="float">
            <text:p>0.000321030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81.948,</text:p>
          </table:table-cell>
          <table:table-cell office:value-type="float" office:value="0.000331912994455352" calcext:value-type="float">
            <text:p>0.000331913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82.727,</text:p>
          </table:table-cell>
          <table:table-cell office:value-type="float" office:value="0.000342795573359193" calcext:value-type="float">
            <text:p>0.000342795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83.506,</text:p>
          </table:table-cell>
          <table:table-cell office:value-type="float" office:value="0.000364560216429439" calcext:value-type="float">
            <text:p>0.000364560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84.286,</text:p>
          </table:table-cell>
          <table:table-cell office:value-type="float" office:value="0.00037544279533328" calcext:value-type="float">
            <text:p>0.000375442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85.065,</text:p>
          </table:table-cell>
          <table:table-cell office:value-type="float" office:value="0.000386325374237122" calcext:value-type="float">
            <text:p>0.000386325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85.844,</text:p>
          </table:table-cell>
          <table:table-cell office:value-type="float" office:value="0.000397207438403526" calcext:value-type="float">
            <text:p>0.000397207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86.623,</text:p>
          </table:table-cell>
          <table:table-cell office:value-type="float" office:value="0.000418972081473771" calcext:value-type="float">
            <text:p>0.000418972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87.403,</text:p>
          </table:table-cell>
          <table:table-cell office:value-type="float" office:value="0.000429854660377613" calcext:value-type="float">
            <text:p>0.000429854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88.182,</text:p>
          </table:table-cell>
          <table:table-cell office:value-type="float" office:value="0.000440737239281454" calcext:value-type="float">
            <text:p>0.000440737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88.961,</text:p>
          </table:table-cell>
          <table:table-cell office:value-type="float" office:value="0.0004625018823517" calcext:value-type="float">
            <text:p>0.000462501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89.74,</text:p>
          </table:table-cell>
          <table:table-cell office:value-type="float" office:value="0.000473384461255541" calcext:value-type="float">
            <text:p>0.0004733845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90.519,</text:p>
          </table:table-cell>
          <table:table-cell office:value-type="float" office:value="0.000495149104325787" calcext:value-type="float">
            <text:p>0.000495149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91.299,</text:p>
          </table:table-cell>
          <table:table-cell office:value-type="float" office:value="0.000506031683229628" calcext:value-type="float">
            <text:p>0.000506031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92.078,</text:p>
          </table:table-cell>
          <table:table-cell office:value-type="float" office:value="0.000506031683229628" calcext:value-type="float">
            <text:p>0.000506031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92.857,</text:p>
          </table:table-cell>
          <table:table-cell office:value-type="float" office:value="0.00295457230181127" calcext:value-type="float">
            <text:p>0.002954572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93.636,</text:p>
          </table:table-cell>
          <table:table-cell office:value-type="float" office:value="0.000571327671390114" calcext:value-type="float">
            <text:p>0.000571327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94.416,</text:p>
          </table:table-cell>
          <table:table-cell office:value-type="float" office:value="0.000582209220819081" calcext:value-type="float">
            <text:p>0.000582209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95.195,</text:p>
          </table:table-cell>
          <table:table-cell office:value-type="float" office:value="0.000593090770248047" calcext:value-type="float">
            <text:p>0.000593090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95.974,</text:p>
          </table:table-cell>
          <table:table-cell office:value-type="float" office:value="0.000603972319677014" calcext:value-type="float">
            <text:p>0.000603972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96.753,</text:p>
          </table:table-cell>
          <table:table-cell office:value-type="float" office:value="0.000625735418534946" calcext:value-type="float">
            <text:p>0.000625735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97.532,</text:p>
          </table:table-cell>
          <table:table-cell office:value-type="float" office:value="0.000647503664767254" calcext:value-type="float">
            <text:p>0.0006475037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98.312,</text:p>
          </table:table-cell>
          <table:table-cell office:value-type="float" office:value="0.000658385214196221" calcext:value-type="float">
            <text:p>0.000658385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99.091,</text:p>
          </table:table-cell>
          <table:table-cell office:value-type="float" office:value="0.000680148313054154" calcext:value-type="float">
            <text:p>0.000680148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399.87,</text:p>
          </table:table-cell>
          <table:table-cell office:value-type="float" office:value="0.000701916559286462" calcext:value-type="float">
            <text:p>0.000701916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00.649,</text:p>
          </table:table-cell>
          <table:table-cell office:value-type="float" office:value="0.000723679658144394" calcext:value-type="float">
            <text:p>0.000723679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01.429,</text:p>
          </table:table-cell>
          <table:table-cell office:value-type="float" office:value="0.000745442757002328" calcext:value-type="float">
            <text:p>0.000745442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02.208,</text:p>
          </table:table-cell>
          <table:table-cell office:value-type="float" office:value="0.000767211003234635" calcext:value-type="float">
            <text:p>0.00076721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02.987,</text:p>
          </table:table-cell>
          <table:table-cell office:value-type="float" office:value="0.000788974102092568" calcext:value-type="float">
            <text:p>0.000788974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03.766,</text:p>
          </table:table-cell>
          <table:table-cell office:value-type="float" office:value="0.000821618750379468" calcext:value-type="float">
            <text:p>0.00082161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04.545,</text:p>
          </table:table-cell>
          <table:table-cell office:value-type="float" office:value="0.000843386996611776" calcext:value-type="float">
            <text:p>0.00084338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05.325,</text:p>
          </table:table-cell>
          <table:table-cell office:value-type="float" office:value="0.000876031644898675" calcext:value-type="float">
            <text:p>0.0008760316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06.104,</text:p>
          </table:table-cell>
          <table:table-cell office:value-type="float" office:value="0.000908681440559949" calcext:value-type="float">
            <text:p>0.000908681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06.883,</text:p>
          </table:table-cell>
          <table:table-cell office:value-type="float" office:value="0.000941326088846849" calcext:value-type="float">
            <text:p>0.000941326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07.662,</text:p>
          </table:table-cell>
          <table:table-cell office:value-type="float" office:value="0.000973975884508123" calcext:value-type="float">
            <text:p>0.000973975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08.442,</text:p>
          </table:table-cell>
          <table:table-cell office:value-type="float" office:value="0.000995738983366056" calcext:value-type="float">
            <text:p>0.00099573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09.221,</text:p>
          </table:table-cell>
          <table:table-cell office:value-type="float" office:value="0.0010392703284563" calcext:value-type="float">
            <text:p>0.001039270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10,</text:p>
          </table:table-cell>
          <table:table-cell office:value-type="float" office:value="0.0010719149767432" calcext:value-type="float">
            <text:p>0.00107191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10.779,</text:p>
          </table:table-cell>
          <table:table-cell office:value-type="float" office:value="0.00110456477240447" calcext:value-type="float">
            <text:p>0.001104564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11.558,</text:p>
          </table:table-cell>
          <table:table-cell office:value-type="float" office:value="0.00114809097012034" calcext:value-type="float">
            <text:p>0.00114809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12.338,</text:p>
          </table:table-cell>
          <table:table-cell office:value-type="float" office:value="0.00119162231521058" calcext:value-type="float">
            <text:p>0.001191622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13.117,</text:p>
          </table:table-cell>
          <table:table-cell office:value-type="float" office:value="0.00124603520972978" calcext:value-type="float">
            <text:p>0.0012460352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13.896,</text:p>
          </table:table-cell>
          <table:table-cell office:value-type="float" office:value="0.00130044810424899" calcext:value-type="float">
            <text:p>0.001300448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14.675,</text:p>
          </table:table-cell>
          <table:table-cell office:value-type="float" office:value="0.00136574254819717" calcext:value-type="float">
            <text:p>0.001365742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15.455,</text:p>
          </table:table-cell>
          <table:table-cell office:value-type="float" office:value="0.00142015544271637" calcext:value-type="float">
            <text:p>0.001420155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16.234,</text:p>
          </table:table-cell>
          <table:table-cell office:value-type="float" office:value="0.00147456318986121" calcext:value-type="float">
            <text:p>0.001474563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17.013,</text:p>
          </table:table-cell>
          <table:table-cell office:value-type="float" office:value="0.00152897608438041" calcext:value-type="float">
            <text:p>0.001528976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17.792,</text:p>
          </table:table-cell>
          <table:table-cell office:value-type="float" office:value="0.00159427052832859" calcext:value-type="float">
            <text:p>0.00159427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18.571,</text:p>
          </table:table-cell>
          <table:table-cell office:value-type="float" office:value="0.00164868342284779" calcext:value-type="float">
            <text:p>0.001648683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19.351,</text:p>
          </table:table-cell>
          <table:table-cell office:value-type="float" office:value="0.001703096317367" calcext:value-type="float">
            <text:p>0.001703096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20.13,</text:p>
          </table:table-cell>
          <table:table-cell office:value-type="float" office:value="0.00176839076131517" calcext:value-type="float">
            <text:p>0.001768390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20.909,</text:p>
          </table:table-cell>
          <table:table-cell office:value-type="float" office:value="0.00182280365583438" calcext:value-type="float">
            <text:p>0.0018228037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21.688,</text:p>
          </table:table-cell>
          <table:table-cell office:value-type="float" office:value="0.00188809809978256" calcext:value-type="float">
            <text:p>0.001888098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22.468,</text:p>
          </table:table-cell>
          <table:table-cell office:value-type="float" office:value="0.00195339254373073" calcext:value-type="float">
            <text:p>0.001953392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23.247,</text:p>
          </table:table-cell>
          <table:table-cell office:value-type="float" office:value="0.0020186869876789" calcext:value-type="float">
            <text:p>0.00201868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24.026,</text:p>
          </table:table-cell>
          <table:table-cell office:value-type="float" office:value="0.00208398143162708" calcext:value-type="float">
            <text:p>0.002083981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24.805,</text:p>
          </table:table-cell>
          <table:table-cell office:value-type="float" office:value="0.00213838917877191" calcext:value-type="float">
            <text:p>0.002138389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25.584,</text:p>
          </table:table-cell>
          <table:table-cell office:value-type="float" office:value="0.00220368362272008" calcext:value-type="float">
            <text:p>0.002203683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26.364,</text:p>
          </table:table-cell>
          <table:table-cell office:value-type="float" office:value="0.00226897806666826" calcext:value-type="float">
            <text:p>0.002268978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27.143,</text:p>
          </table:table-cell>
          <table:table-cell office:value-type="float" office:value="0.00232339096118746" calcext:value-type="float">
            <text:p>0.00232339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27.922,</text:p>
          </table:table-cell>
          <table:table-cell office:value-type="float" office:value="0.00238868540513564" calcext:value-type="float">
            <text:p>0.002388685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28.701,</text:p>
          </table:table-cell>
          <table:table-cell office:value-type="float" office:value="0.00244309829965485" calcext:value-type="float">
            <text:p>0.0024430983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29.481,</text:p>
          </table:table-cell>
          <table:table-cell office:value-type="float" office:value="0.00248662964474509" calcext:value-type="float">
            <text:p>0.002486629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30.26,</text:p>
          </table:table-cell>
          <table:table-cell office:value-type="float" office:value="0.00254104253926429" calcext:value-type="float">
            <text:p>0.002541042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31.039,</text:p>
          </table:table-cell>
          <table:table-cell office:value-type="float" office:value="0.00258456873698016" calcext:value-type="float">
            <text:p>0.002584568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31.818,</text:p>
          </table:table-cell>
          <table:table-cell office:value-type="float" office:value="0.00263898163149937" calcext:value-type="float">
            <text:p>0.002638981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32.597,</text:p>
          </table:table-cell>
          <table:table-cell office:value-type="float" office:value="0.00269339452601857" calcext:value-type="float">
            <text:p>0.002693394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33.377,</text:p>
          </table:table-cell>
          <table:table-cell office:value-type="float" office:value="0.00273692072373444" calcext:value-type="float">
            <text:p>0.002736920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34.156,</text:p>
          </table:table-cell>
          <table:table-cell office:value-type="float" office:value="0.00278045206882468" calcext:value-type="float">
            <text:p>0.002780452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34.935,</text:p>
          </table:table-cell>
          <table:table-cell office:value-type="float" office:value="0.00281310186448595" calcext:value-type="float">
            <text:p>0.002813101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35.714,</text:p>
          </table:table-cell>
          <table:table-cell office:value-type="float" office:value="0.00285662806220182" calcext:value-type="float">
            <text:p>0.002856628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36.494,</text:p>
          </table:table-cell>
          <table:table-cell office:value-type="float" office:value="0.00291104095672103" calcext:value-type="float">
            <text:p>0.002911041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37.273,</text:p>
          </table:table-cell>
          <table:table-cell office:value-type="float" office:value="0.00296545385124024" calcext:value-type="float">
            <text:p>0.002965453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38.052,</text:p>
          </table:table-cell>
          <table:table-cell office:value-type="float" office:value="0.00304162984461738" calcext:value-type="float">
            <text:p>0.003041629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38.831,</text:p>
          </table:table-cell>
          <table:table-cell office:value-type="float" office:value="0.00322663162703293" calcext:value-type="float">
            <text:p>0.003226631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39.61,</text:p>
          </table:table-cell>
          <table:table-cell office:value-type="float" office:value="0.00341163340944849" calcext:value-type="float">
            <text:p>0.003411633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40.39,</text:p>
          </table:table-cell>
          <table:table-cell office:value-type="float" office:value="0.00348780940282563" calcext:value-type="float">
            <text:p>0.003487809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41.169,</text:p>
          </table:table-cell>
          <table:table-cell office:value-type="float" office:value="0.0035531038467738" calcext:value-type="float">
            <text:p>0.003553103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41.948,</text:p>
          </table:table-cell>
          <table:table-cell office:value-type="float" office:value="0.00360751674129301" calcext:value-type="float">
            <text:p>0.003607516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42.727,</text:p>
          </table:table-cell>
          <table:table-cell office:value-type="float" office:value="0.00366192448843784" calcext:value-type="float">
            <text:p>0.003661924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43.506,</text:p>
          </table:table-cell>
          <table:table-cell office:value-type="float" office:value="0.00371633738295705" calcext:value-type="float">
            <text:p>0.003716337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44.286,</text:p>
          </table:table-cell>
          <table:table-cell office:value-type="float" office:value="0.00377075027747625" calcext:value-type="float">
            <text:p>0.0037707503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45.065,</text:p>
          </table:table-cell>
          <table:table-cell office:value-type="float" office:value="0.00382516317199546" calcext:value-type="float">
            <text:p>0.003825163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45.844,</text:p>
          </table:table-cell>
          <table:table-cell office:value-type="float" office:value="0.0038686945170857" calcext:value-type="float">
            <text:p>0.003868694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46.623,</text:p>
          </table:table-cell>
          <table:table-cell office:value-type="float" office:value="0.00392310226423053" calcext:value-type="float">
            <text:p>0.003923102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47.403,</text:p>
          </table:table-cell>
          <table:table-cell office:value-type="float" office:value="0.00397751515874974" calcext:value-type="float">
            <text:p>0.003977515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48.182,</text:p>
          </table:table-cell>
          <table:table-cell office:value-type="float" office:value="0.00402104650383998" calcext:value-type="float">
            <text:p>0.004021046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48.961,</text:p>
          </table:table-cell>
          <table:table-cell office:value-type="float" office:value="0.00406457784893022" calcext:value-type="float">
            <text:p>0.004064577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49.74,</text:p>
          </table:table-cell>
          <table:table-cell office:value-type="float" office:value="0.00411898559607506" calcext:value-type="float">
            <text:p>0.004118985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50.519,</text:p>
          </table:table-cell>
          <table:table-cell office:value-type="float" office:value="0.0041625169411653" calcext:value-type="float">
            <text:p>0.004162516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51.299,</text:p>
          </table:table-cell>
          <table:table-cell office:value-type="float" office:value="0.0042169298356845" calcext:value-type="float">
            <text:p>0.004216929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52.078,</text:p>
          </table:table-cell>
          <table:table-cell office:value-type="float" office:value="0.00426046118077474" calcext:value-type="float">
            <text:p>0.0042604612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52.857,</text:p>
          </table:table-cell>
          <table:table-cell office:value-type="float" office:value="0.00430398737849061" calcext:value-type="float">
            <text:p>0.004303987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53.636,</text:p>
          </table:table-cell>
          <table:table-cell office:value-type="float" office:value="0.00434751872358085" calcext:value-type="float">
            <text:p>0.004347518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54.416,</text:p>
          </table:table-cell>
          <table:table-cell office:value-type="float" office:value="0.00439105006867109" calcext:value-type="float">
            <text:p>0.004391050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55.195,</text:p>
          </table:table-cell>
          <table:table-cell office:value-type="float" office:value="0.00443457626638696" calcext:value-type="float">
            <text:p>0.004434576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55.974,</text:p>
          </table:table-cell>
          <table:table-cell office:value-type="float" office:value="0.00446722606204823" calcext:value-type="float">
            <text:p>0.004467226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56.753,</text:p>
          </table:table-cell>
          <table:table-cell office:value-type="float" office:value="0.0045107522597641" calcext:value-type="float">
            <text:p>0.004510752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57.532,</text:p>
          </table:table-cell>
          <table:table-cell office:value-type="float" office:value="0.00454340205542537" calcext:value-type="float">
            <text:p>0.004543402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58.312,</text:p>
          </table:table-cell>
          <table:table-cell office:value-type="float" office:value="0.00457604670371227" calcext:value-type="float">
            <text:p>0.004576046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59.091,</text:p>
          </table:table-cell>
          <table:table-cell office:value-type="float" office:value="0.00460869649937355" calcext:value-type="float">
            <text:p>0.004608696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59.87,</text:p>
          </table:table-cell>
          <table:table-cell office:value-type="float" office:value="0.00464134114766044" calcext:value-type="float">
            <text:p>0.0046413411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60.649,</text:p>
          </table:table-cell>
          <table:table-cell office:value-type="float" office:value="0.00467399094332172" calcext:value-type="float">
            <text:p>0.004673990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61.429,</text:p>
          </table:table-cell>
          <table:table-cell office:value-type="float" office:value="0.00470663559160862" calcext:value-type="float">
            <text:p>0.004706635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62.208,</text:p>
          </table:table-cell>
          <table:table-cell office:value-type="float" office:value="0.00473928538726989" calcext:value-type="float">
            <text:p>0.004739285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62.987,</text:p>
          </table:table-cell>
          <table:table-cell office:value-type="float" office:value="0.00477193003555679" calcext:value-type="float">
            <text:p>0.0047719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63.766,</text:p>
          </table:table-cell>
          <table:table-cell office:value-type="float" office:value="0.00480457983121807" calcext:value-type="float">
            <text:p>0.004804579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64.545,</text:p>
          </table:table-cell>
          <table:table-cell office:value-type="float" office:value="0.00483722447950497" calcext:value-type="float">
            <text:p>0.004837224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65.325,</text:p>
          </table:table-cell>
          <table:table-cell office:value-type="float" office:value="0.00486987427516624" calcext:value-type="float">
            <text:p>0.004869874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66.104,</text:p>
          </table:table-cell>
          <table:table-cell office:value-type="float" office:value="0.00489163737402417" calcext:value-type="float">
            <text:p>0.004891637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66.883,</text:p>
          </table:table-cell>
          <table:table-cell office:value-type="float" office:value="0.00492428716968545" calcext:value-type="float">
            <text:p>0.004924287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67.662,</text:p>
          </table:table-cell>
          <table:table-cell office:value-type="float" office:value="0.00494605026854338" calcext:value-type="float">
            <text:p>0.0049460503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68.442,</text:p>
          </table:table-cell>
          <table:table-cell office:value-type="float" office:value="0.00495693181797235" calcext:value-type="float">
            <text:p>0.004956931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69.221,</text:p>
          </table:table-cell>
          <table:table-cell office:value-type="float" office:value="0.00497869491683028" calcext:value-type="float">
            <text:p>0.004978694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70,</text:p>
          </table:table-cell>
          <table:table-cell office:value-type="float" office:value="0.00500046316306259" calcext:value-type="float">
            <text:p>0.005000463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70.779,</text:p>
          </table:table-cell>
          <table:table-cell office:value-type="float" office:value="0.00502222626192052" calcext:value-type="float">
            <text:p>0.005022226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71.558,</text:p>
          </table:table-cell>
          <table:table-cell office:value-type="float" office:value="0.00503310781134949" calcext:value-type="float">
            <text:p>0.005033107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72.338,</text:p>
          </table:table-cell>
          <table:table-cell office:value-type="float" office:value="0.0050548760575818" calcext:value-type="float">
            <text:p>0.005054876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73.117,</text:p>
          </table:table-cell>
          <table:table-cell office:value-type="float" office:value="0.00507663915643973" calcext:value-type="float">
            <text:p>0.005076639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73.896,</text:p>
          </table:table-cell>
          <table:table-cell office:value-type="float" office:value="0.00508752070586869" calcext:value-type="float">
            <text:p>0.005087520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74.675,</text:p>
          </table:table-cell>
          <table:table-cell office:value-type="float" office:value="0.00510928380472663" calcext:value-type="float">
            <text:p>0.005109283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75.455,</text:p>
          </table:table-cell>
          <table:table-cell office:value-type="float" office:value="0.00513105205095894" calcext:value-type="float">
            <text:p>0.0051310521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76.234,</text:p>
          </table:table-cell>
          <table:table-cell office:value-type="float" office:value="0.00515283059193999" calcext:value-type="float">
            <text:p>0.00515283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77.013,</text:p>
          </table:table-cell>
          <table:table-cell office:value-type="float" office:value="0.00515283059193999" calcext:value-type="float">
            <text:p>0.00515283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77.792,</text:p>
          </table:table-cell>
          <table:table-cell office:value-type="float" office:value="0.00515283059193999" calcext:value-type="float">
            <text:p>0.00515283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78.571,</text:p>
          </table:table-cell>
          <table:table-cell office:value-type="float" office:value="0.0051419336003879" calcext:value-type="float">
            <text:p>0.005141933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79.351,</text:p>
          </table:table-cell>
          <table:table-cell office:value-type="float" office:value="0.0051419336003879" calcext:value-type="float">
            <text:p>0.005141933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80.13,</text:p>
          </table:table-cell>
          <table:table-cell office:value-type="float" office:value="0.00513105205095894" calcext:value-type="float">
            <text:p>0.005131052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80.909,</text:p>
          </table:table-cell>
          <table:table-cell office:value-type="float" office:value="0.00513105205095894" calcext:value-type="float">
            <text:p>0.005131052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81.688,</text:p>
          </table:table-cell>
          <table:table-cell office:value-type="float" office:value="0.00512017050152997" calcext:value-type="float">
            <text:p>0.00512017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82.468,</text:p>
          </table:table-cell>
          <table:table-cell office:value-type="float" office:value="0.00510928380472663" calcext:value-type="float">
            <text:p>0.005109283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83.247,</text:p>
          </table:table-cell>
          <table:table-cell office:value-type="float" office:value="0.00510928380472663" calcext:value-type="float">
            <text:p>0.0051092838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84.026,</text:p>
          </table:table-cell>
          <table:table-cell office:value-type="float" office:value="0.00509840225529766" calcext:value-type="float">
            <text:p>0.005098402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84.805,</text:p>
          </table:table-cell>
          <table:table-cell office:value-type="float" office:value="0.00508752070586869" calcext:value-type="float">
            <text:p>0.005087520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85.584,</text:p>
          </table:table-cell>
          <table:table-cell office:value-type="float" office:value="0.0050548760575818" calcext:value-type="float">
            <text:p>0.005054876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86.364,</text:p>
          </table:table-cell>
          <table:table-cell office:value-type="float" office:value="0.00501134471249155" calcext:value-type="float">
            <text:p>0.005011344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87.143,</text:p>
          </table:table-cell>
          <table:table-cell office:value-type="float" office:value="0.00497869491683028" calcext:value-type="float">
            <text:p>0.004978694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87.922,</text:p>
          </table:table-cell>
          <table:table-cell office:value-type="float" office:value="0.00493516871911441" calcext:value-type="float">
            <text:p>0.004935168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88.701,</text:p>
          </table:table-cell>
          <table:table-cell office:value-type="float" office:value="0.00489163737402417" calcext:value-type="float">
            <text:p>0.004891637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89.481,</text:p>
          </table:table-cell>
          <table:table-cell office:value-type="float" office:value="0.00485899272573727" calcext:value-type="float">
            <text:p>0.004858992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90.26,</text:p>
          </table:table-cell>
          <table:table-cell office:value-type="float" office:value="0.00483722447950497" calcext:value-type="float">
            <text:p>0.004837224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91.039,</text:p>
          </table:table-cell>
          <table:table-cell office:value-type="float" office:value="0.00481546138064703" calcext:value-type="float">
            <text:p>0.0048154614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91.818,</text:p>
          </table:table-cell>
          <table:table-cell office:value-type="float" office:value="0.00508752070586869" calcext:value-type="float">
            <text:p>0.005087520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92.597,</text:p>
          </table:table-cell>
          <table:table-cell office:value-type="float" office:value="0.00471751714103759" calcext:value-type="float">
            <text:p>0.004717517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93.377,</text:p>
          </table:table-cell>
          <table:table-cell office:value-type="float" office:value="0.00470663559160862" calcext:value-type="float">
            <text:p>0.004706635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94.156,</text:p>
          </table:table-cell>
          <table:table-cell office:value-type="float" office:value="0.00467399094332172" calcext:value-type="float">
            <text:p>0.004673990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94.935,</text:p>
          </table:table-cell>
          <table:table-cell office:value-type="float" office:value="0.00465222269708941" calcext:value-type="float">
            <text:p>0.004652222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95.714,</text:p>
          </table:table-cell>
          <table:table-cell office:value-type="float" office:value="0.00463045959823148" calcext:value-type="float">
            <text:p>0.004630459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96.494,</text:p>
          </table:table-cell>
          <table:table-cell office:value-type="float" office:value="0.00461957804880251" calcext:value-type="float">
            <text:p>0.00461957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97.273,</text:p>
          </table:table-cell>
          <table:table-cell office:value-type="float" office:value="0.00459781494994458" calcext:value-type="float">
            <text:p>0.004597814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98.052,</text:p>
          </table:table-cell>
          <table:table-cell office:value-type="float" office:value="0.00457604670371227" calcext:value-type="float">
            <text:p>0.004576046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98.831,</text:p>
          </table:table-cell>
          <table:table-cell office:value-type="float" office:value="0.00456516515428331" calcext:value-type="float">
            <text:p>0.0045651652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499.61,</text:p>
          </table:table-cell>
          <table:table-cell office:value-type="float" office:value="0.00454340205542537" calcext:value-type="float">
            <text:p>0.004543402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00.39,</text:p>
          </table:table-cell>
          <table:table-cell office:value-type="float" office:value="0.00452163895656744" calcext:value-type="float">
            <text:p>0.00452163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01.169,</text:p>
          </table:table-cell>
          <table:table-cell office:value-type="float" office:value="0.00449987071033513" calcext:value-type="float">
            <text:p>0.004499870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01.948,</text:p>
          </table:table-cell>
          <table:table-cell office:value-type="float" office:value="0.00448898916090617" calcext:value-type="float">
            <text:p>0.004488989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02.727,</text:p>
          </table:table-cell>
          <table:table-cell office:value-type="float" office:value="0.00446722606204823" calcext:value-type="float">
            <text:p>0.004467226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03.506,</text:p>
          </table:table-cell>
          <table:table-cell office:value-type="float" office:value="0.00444545781581592" calcext:value-type="float">
            <text:p>0.004445457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04.286,</text:p>
          </table:table-cell>
          <table:table-cell office:value-type="float" office:value="0.00443457626638696" calcext:value-type="float">
            <text:p>0.004434576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05.065,</text:p>
          </table:table-cell>
          <table:table-cell office:value-type="float" office:value="0.00441281316752902" calcext:value-type="float">
            <text:p>0.004412813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05.844,</text:p>
          </table:table-cell>
          <table:table-cell office:value-type="float" office:value="0.00439105006867109" calcext:value-type="float">
            <text:p>0.004391050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506.623,</text:p>
          </table:table-cell>
          <table:table-cell office:value-type="float" office:value="0.00436928182243878" calcext:value-type="float">
            <text:p>0.0043692818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07.403,</text:p>
          </table:table-cell>
          <table:table-cell office:value-type="float" office:value="0.00434751872358085" calcext:value-type="float">
            <text:p>0.004347518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08.182,</text:p>
          </table:table-cell>
          <table:table-cell office:value-type="float" office:value="0.00432575562472292" calcext:value-type="float">
            <text:p>0.004325755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08.961,</text:p>
          </table:table-cell>
          <table:table-cell office:value-type="float" office:value="0.00430398737849061" calcext:value-type="float">
            <text:p>0.004303987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09.74,</text:p>
          </table:table-cell>
          <table:table-cell office:value-type="float" office:value="0.00427134273020371" calcext:value-type="float">
            <text:p>0.004271342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10.519,</text:p>
          </table:table-cell>
          <table:table-cell office:value-type="float" office:value="0.0042495744839714" calcext:value-type="float">
            <text:p>0.004249574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11.299,</text:p>
          </table:table-cell>
          <table:table-cell office:value-type="float" office:value="0.00422781138511347" calcext:value-type="float">
            <text:p>0.004227811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12.078,</text:p>
          </table:table-cell>
          <table:table-cell office:value-type="float" office:value="0.00419516673682657" calcext:value-type="float">
            <text:p>0.004195166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12.857,</text:p>
          </table:table-cell>
          <table:table-cell office:value-type="float" office:value="0.0041625169411653" calcext:value-type="float">
            <text:p>0.004162516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13.636,</text:p>
          </table:table-cell>
          <table:table-cell office:value-type="float" office:value="0.00409722249721712" calcext:value-type="float">
            <text:p>0.004097222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514.416,</text:p>
          </table:table-cell>
          <table:table-cell office:value-type="float" office:value="0.00402104650383998" calcext:value-type="float">
            <text:p>0.0040210465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15.195,</text:p>
          </table:table-cell>
          <table:table-cell office:value-type="float" office:value="0.00395575205989181" calcext:value-type="float">
            <text:p>0.003955752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15.974,</text:p>
          </table:table-cell>
          <table:table-cell office:value-type="float" office:value="0.0039013391653726" calcext:value-type="float">
            <text:p>0.003901339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16.753,</text:p>
          </table:table-cell>
          <table:table-cell office:value-type="float" office:value="0.00384692627085339" calcext:value-type="float">
            <text:p>0.003846926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17.532,</text:p>
          </table:table-cell>
          <table:table-cell office:value-type="float" office:value="0.00380340007313753" calcext:value-type="float">
            <text:p>0.003803400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18.312,</text:p>
          </table:table-cell>
          <table:table-cell office:value-type="float" office:value="0.00375986872804729" calcext:value-type="float">
            <text:p>0.003759868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19.091,</text:p>
          </table:table-cell>
          <table:table-cell office:value-type="float" office:value="0.00371633738295705" calcext:value-type="float">
            <text:p>0.003716337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19.87,</text:p>
          </table:table-cell>
          <table:table-cell office:value-type="float" office:value="0.00368369273467015" calcext:value-type="float">
            <text:p>0.003683692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20.649,</text:p>
          </table:table-cell>
          <table:table-cell office:value-type="float" office:value="0.00365104293900887" calcext:value-type="float">
            <text:p>0.003651042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21.429,</text:p>
          </table:table-cell>
          <table:table-cell office:value-type="float" office:value="0.00362927984015094" calcext:value-type="float">
            <text:p>0.003629279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522.208,</text:p>
          </table:table-cell>
          <table:table-cell office:value-type="float" office:value="0.00360751674129301" calcext:value-type="float">
            <text:p>0.0036075167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22.987,</text:p>
          </table:table-cell>
          <table:table-cell office:value-type="float" office:value="0.0035857484950607" calcext:value-type="float">
            <text:p>0.003585748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23.766,</text:p>
          </table:table-cell>
          <table:table-cell office:value-type="float" office:value="0.0035531038467738" calcext:value-type="float">
            <text:p>0.003553103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24.545,</text:p>
          </table:table-cell>
          <table:table-cell office:value-type="float" office:value="0.00353134074791587" calcext:value-type="float">
            <text:p>0.003531340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25.325,</text:p>
          </table:table-cell>
          <table:table-cell office:value-type="float" office:value="0.00350957250168356" calcext:value-type="float">
            <text:p>0.003509572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26.104,</text:p>
          </table:table-cell>
          <table:table-cell office:value-type="float" office:value="0.00347692785339666" calcext:value-type="float">
            <text:p>0.003476927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26.883,</text:p>
          </table:table-cell>
          <table:table-cell office:value-type="float" office:value="0.00345515960716435" calcext:value-type="float">
            <text:p>0.003455159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27.662,</text:p>
          </table:table-cell>
          <table:table-cell office:value-type="float" office:value="0.00342251495887745" calcext:value-type="float">
            <text:p>0.00342251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28.442,</text:p>
          </table:table-cell>
          <table:table-cell office:value-type="float" office:value="0.00340075186001952" calcext:value-type="float">
            <text:p>0.003400751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29.221,</text:p>
          </table:table-cell>
          <table:table-cell office:value-type="float" office:value="0.00337898361378721" calcext:value-type="float">
            <text:p>0.003378983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530,</text:p>
          </table:table-cell>
          <table:table-cell office:value-type="float" office:value="0.00334633896550031" calcext:value-type="float">
            <text:p>0.003346339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30.779,</text:p>
          </table:table-cell>
          <table:table-cell office:value-type="float" office:value="0.00331368916983904" calcext:value-type="float">
            <text:p>0.003313689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31.558,</text:p>
          </table:table-cell>
          <table:table-cell office:value-type="float" office:value="0.0032919260709811" calcext:value-type="float">
            <text:p>0.003291926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32.338,</text:p>
          </table:table-cell>
          <table:table-cell office:value-type="float" office:value="0.00325927627531983" calcext:value-type="float">
            <text:p>0.003259276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33.117,</text:p>
          </table:table-cell>
          <table:table-cell office:value-type="float" office:value="0.00322663162703293" calcext:value-type="float">
            <text:p>0.003226631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33.896,</text:p>
          </table:table-cell>
          <table:table-cell office:value-type="float" office:value="0.00319398183137166" calcext:value-type="float">
            <text:p>0.003193981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34.675,</text:p>
          </table:table-cell>
          <table:table-cell office:value-type="float" office:value="0.00316133718308476" calcext:value-type="float">
            <text:p>0.003161337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35.455,</text:p>
          </table:table-cell>
          <table:table-cell office:value-type="float" office:value="0.00312868738742348" calcext:value-type="float">
            <text:p>0.003128687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36.234,</text:p>
          </table:table-cell>
          <table:table-cell office:value-type="float" office:value="0.00309604273913658" calcext:value-type="float">
            <text:p>0.003096042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37.013,</text:p>
          </table:table-cell>
          <table:table-cell office:value-type="float" office:value="0.00305251139404634" calcext:value-type="float">
            <text:p>0.003052511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537.792,</text:p>
          </table:table-cell>
          <table:table-cell office:value-type="float" office:value="0.00300898519633048" calcext:value-type="float">
            <text:p>0.0030089852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38.571,</text:p>
          </table:table-cell>
          <table:table-cell office:value-type="float" office:value="0.00296545385124024" calcext:value-type="float">
            <text:p>0.002965453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39.351,</text:p>
          </table:table-cell>
          <table:table-cell office:value-type="float" office:value="0.00293280405557896" calcext:value-type="float">
            <text:p>0.002932804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40.13,</text:p>
          </table:table-cell>
          <table:table-cell office:value-type="float" office:value="0.00290015940729206" calcext:value-type="float">
            <text:p>0.002900159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40.909,</text:p>
          </table:table-cell>
          <table:table-cell office:value-type="float" office:value="0.00286750961163079" calcext:value-type="float">
            <text:p>0.002867509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41.688,</text:p>
          </table:table-cell>
          <table:table-cell office:value-type="float" office:value="0.00283486496334389" calcext:value-type="float">
            <text:p>0.00283486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42.468,</text:p>
          </table:table-cell>
          <table:table-cell office:value-type="float" office:value="0.00281310186448595" calcext:value-type="float">
            <text:p>0.002813101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43.247,</text:p>
          </table:table-cell>
          <table:table-cell office:value-type="float" office:value="0.00279133361825365" calcext:value-type="float">
            <text:p>0.002791333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44.026,</text:p>
          </table:table-cell>
          <table:table-cell office:value-type="float" office:value="0.00276957051939571" calcext:value-type="float">
            <text:p>0.00276957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44.805,</text:p>
          </table:table-cell>
          <table:table-cell office:value-type="float" office:value="0.00274780742053778" calcext:value-type="float">
            <text:p>0.002747807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545.584,</text:p>
          </table:table-cell>
          <table:table-cell office:value-type="float" office:value="0.00272603917430547" calcext:value-type="float">
            <text:p>0.0027260392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46.364,</text:p>
          </table:table-cell>
          <table:table-cell office:value-type="float" office:value="0.00270427607544754" calcext:value-type="float">
            <text:p>0.002704276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47.143,</text:p>
          </table:table-cell>
          <table:table-cell office:value-type="float" office:value="0.00269339452601857" calcext:value-type="float">
            <text:p>0.002693394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47.922,</text:p>
          </table:table-cell>
          <table:table-cell office:value-type="float" office:value="0.00267162627978627" calcext:value-type="float">
            <text:p>0.002671626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48.701,</text:p>
          </table:table-cell>
          <table:table-cell office:value-type="float" office:value="0.00264986318092833" calcext:value-type="float">
            <text:p>0.002649863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49.481,</text:p>
          </table:table-cell>
          <table:table-cell office:value-type="float" office:value="0.00263898163149937" calcext:value-type="float">
            <text:p>0.002638981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50.26,</text:p>
          </table:table-cell>
          <table:table-cell office:value-type="float" office:value="0.00261721853264143" calcext:value-type="float">
            <text:p>0.002617218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51.039,</text:p>
          </table:table-cell>
          <table:table-cell office:value-type="float" office:value="0.00259545028640913" calcext:value-type="float">
            <text:p>0.002595450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51.818,</text:p>
          </table:table-cell>
          <table:table-cell office:value-type="float" office:value="0.00258456873698016" calcext:value-type="float">
            <text:p>0.002584568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52.597,</text:p>
          </table:table-cell>
          <table:table-cell office:value-type="float" office:value="0.00256280563812223" calcext:value-type="float">
            <text:p>0.002562805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553.377,</text:p>
          </table:table-cell>
          <table:table-cell office:value-type="float" office:value="0.00254104253926429" calcext:value-type="float">
            <text:p>0.0025410425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54.156,</text:p>
          </table:table-cell>
          <table:table-cell office:value-type="float" office:value="0.00251927429303199" calcext:value-type="float">
            <text:p>0.002519274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54.935,</text:p>
          </table:table-cell>
          <table:table-cell office:value-type="float" office:value="0.00248662964474509" calcext:value-type="float">
            <text:p>0.002486629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55.714,</text:p>
          </table:table-cell>
          <table:table-cell office:value-type="float" office:value="0.00245397984908381" calcext:value-type="float">
            <text:p>0.002453979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56.494,</text:p>
          </table:table-cell>
          <table:table-cell office:value-type="float" office:value="0.00243221675022588" calcext:value-type="float">
            <text:p>0.002432216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57.273,</text:p>
          </table:table-cell>
          <table:table-cell office:value-type="float" office:value="0.0023995669545646" calcext:value-type="float">
            <text:p>0.00239956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58.052,</text:p>
          </table:table-cell>
          <table:table-cell office:value-type="float" office:value="0.00236692230627771" calcext:value-type="float">
            <text:p>0.002366922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58.831,</text:p>
          </table:table-cell>
          <table:table-cell office:value-type="float" office:value="0.00233427251061643" calcext:value-type="float">
            <text:p>0.002334272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59.61,</text:p>
          </table:table-cell>
          <table:table-cell office:value-type="float" office:value="0.00230162786232953" calcext:value-type="float">
            <text:p>0.002301627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60.39,</text:p>
          </table:table-cell>
          <table:table-cell office:value-type="float" office:value="0.0022798647634716" calcext:value-type="float">
            <text:p>0.002279864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561.169,</text:p>
          </table:table-cell>
          <table:table-cell office:value-type="float" office:value="0.00224721496781032" calcext:value-type="float">
            <text:p>0.002247215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61.948,</text:p>
          </table:table-cell>
          <table:table-cell office:value-type="float" office:value="0.00221457031952342" calcext:value-type="float">
            <text:p>0.002214570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62.727,</text:p>
          </table:table-cell>
          <table:table-cell office:value-type="float" office:value="0.00218192052386215" calcext:value-type="float">
            <text:p>0.00218192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63.506,</text:p>
          </table:table-cell>
          <table:table-cell office:value-type="float" office:value="0.00216015742500422" calcext:value-type="float">
            <text:p>0.002160157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64.286,</text:p>
          </table:table-cell>
          <table:table-cell office:value-type="float" office:value="0.00212750762934294" calcext:value-type="float">
            <text:p>0.002127507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65.065,</text:p>
          </table:table-cell>
          <table:table-cell office:value-type="float" office:value="0.00209486298105604" calcext:value-type="float">
            <text:p>0.00209486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65.844,</text:p>
          </table:table-cell>
          <table:table-cell office:value-type="float" office:value="0.00206221318539477" calcext:value-type="float">
            <text:p>0.002062213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66.623,</text:p>
          </table:table-cell>
          <table:table-cell office:value-type="float" office:value="0.00204045008653684" calcext:value-type="float">
            <text:p>0.002040450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67.403,</text:p>
          </table:table-cell>
          <table:table-cell office:value-type="float" office:value="0.00200780029087556" calcext:value-type="float">
            <text:p>0.002007800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68.182,</text:p>
          </table:table-cell>
          <table:table-cell office:value-type="float" office:value="0.00198603719201763" calcext:value-type="float">
            <text:p>0.001986037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568.961,</text:p>
          </table:table-cell>
          <table:table-cell office:value-type="float" office:value="0.0019642740931597" calcext:value-type="float">
            <text:p>0.0019642741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69.74,</text:p>
          </table:table-cell>
          <table:table-cell office:value-type="float" office:value="0.00194250584692739" calcext:value-type="float">
            <text:p>0.001942505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70.519,</text:p>
          </table:table-cell>
          <table:table-cell office:value-type="float" office:value="0.00192074274806946" calcext:value-type="float">
            <text:p>0.001920742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71.299,</text:p>
          </table:table-cell>
          <table:table-cell office:value-type="float" office:value="0.00189897964921152" calcext:value-type="float">
            <text:p>0.001898979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72.078,</text:p>
          </table:table-cell>
          <table:table-cell office:value-type="float" office:value="0.00187721140297921" calcext:value-type="float">
            <text:p>0.001877211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72.857,</text:p>
          </table:table-cell>
          <table:table-cell office:value-type="float" office:value="0.00186632985355025" calcext:value-type="float">
            <text:p>0.001866329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73.636,</text:p>
          </table:table-cell>
          <table:table-cell office:value-type="float" office:value="0.00184456675469231" calcext:value-type="float">
            <text:p>0.001844566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74.416,</text:p>
          </table:table-cell>
          <table:table-cell office:value-type="float" office:value="0.00182280365583438" calcext:value-type="float">
            <text:p>0.001822803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75.195,</text:p>
          </table:table-cell>
          <table:table-cell office:value-type="float" office:value="0.00181191695903104" calcext:value-type="float">
            <text:p>0.00181191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75.974,</text:p>
          </table:table-cell>
          <table:table-cell office:value-type="float" office:value="0.00179015386017311" calcext:value-type="float">
            <text:p>0.001790153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576.753,</text:p>
          </table:table-cell>
          <table:table-cell office:value-type="float" office:value="0.00177927231074414" calcext:value-type="float">
            <text:p>0.0017792723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77.532,</text:p>
          </table:table-cell>
          <table:table-cell office:value-type="float" office:value="0.00176839076131517" calcext:value-type="float">
            <text:p>0.001768390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78.312,</text:p>
          </table:table-cell>
          <table:table-cell office:value-type="float" office:value="0.00175750921188621" calcext:value-type="float">
            <text:p>0.001757509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79.091,</text:p>
          </table:table-cell>
          <table:table-cell office:value-type="float" office:value="0.00174662251508287" calcext:value-type="float">
            <text:p>0.001746622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79.87,</text:p>
          </table:table-cell>
          <table:table-cell office:value-type="float" office:value="0.0017357409656539" calcext:value-type="float">
            <text:p>0.00173574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80.649,</text:p>
          </table:table-cell>
          <table:table-cell office:value-type="float" office:value="0.00172485941622493" calcext:value-type="float">
            <text:p>0.001724859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81.429,</text:p>
          </table:table-cell>
          <table:table-cell office:value-type="float" office:value="0.00171397786679597" calcext:value-type="float">
            <text:p>0.001713977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82.208,</text:p>
          </table:table-cell>
          <table:table-cell office:value-type="float" office:value="0.001703096317367" calcext:value-type="float">
            <text:p>0.001703096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82.987,</text:p>
          </table:table-cell>
          <table:table-cell office:value-type="float" office:value="0.00169221476793803" calcext:value-type="float">
            <text:p>0.001692214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83.766,</text:p>
          </table:table-cell>
          <table:table-cell office:value-type="float" office:value="0.00168132807113469" calcext:value-type="float">
            <text:p>0.001681328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584.545,</text:p>
          </table:table-cell>
          <table:table-cell office:value-type="float" office:value="0.00167044652170573" calcext:value-type="float">
            <text:p>0.0016704465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85.325,</text:p>
          </table:table-cell>
          <table:table-cell office:value-type="float" office:value="0.00165956497227676" calcext:value-type="float">
            <text:p>0.00165956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86.104,</text:p>
          </table:table-cell>
          <table:table-cell office:value-type="float" office:value="0.00164868342284779" calcext:value-type="float">
            <text:p>0.001648683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86.883,</text:p>
          </table:table-cell>
          <table:table-cell office:value-type="float" office:value="0.00163780187341883" calcext:value-type="float">
            <text:p>0.001637801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87.662,</text:p>
          </table:table-cell>
          <table:table-cell office:value-type="float" office:value="0.00162692032398986" calcext:value-type="float">
            <text:p>0.001626920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88.442,</text:p>
          </table:table-cell>
          <table:table-cell office:value-type="float" office:value="0.00161603362718652" calcext:value-type="float">
            <text:p>0.001616033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89.221,</text:p>
          </table:table-cell>
          <table:table-cell office:value-type="float" office:value="0.00160515207775755" calcext:value-type="float">
            <text:p>0.001605152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90,</text:p>
          </table:table-cell>
          <table:table-cell office:value-type="float" office:value="0.00159427052832859" calcext:value-type="float">
            <text:p>0.00159427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90.779,</text:p>
          </table:table-cell>
          <table:table-cell office:value-type="float" office:value="0.00158338897889962" calcext:value-type="float">
            <text:p>0.00158338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91.558,</text:p>
          </table:table-cell>
          <table:table-cell office:value-type="float" office:value="0.00157250742947065" calcext:value-type="float">
            <text:p>0.001572507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592.338,</text:p>
          </table:table-cell>
          <table:table-cell office:value-type="float" office:value="0.00345515960716435" calcext:value-type="float">
            <text:p>0.0034551596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93.117,</text:p>
          </table:table-cell>
          <table:table-cell office:value-type="float" office:value="0.00152897608438041" calcext:value-type="float">
            <text:p>0.001528976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93.896,</text:p>
          </table:table-cell>
          <table:table-cell office:value-type="float" office:value="0.00152897608438041" calcext:value-type="float">
            <text:p>0.001528976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94.675,</text:p>
          </table:table-cell>
          <table:table-cell office:value-type="float" office:value="0.00151809453495145" calcext:value-type="float">
            <text:p>0.001518094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95.455,</text:p>
          </table:table-cell>
          <table:table-cell office:value-type="float" office:value="0.00150721298552248" calcext:value-type="float">
            <text:p>0.00150721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96.234,</text:p>
          </table:table-cell>
          <table:table-cell office:value-type="float" office:value="0.00149633143609351" calcext:value-type="float">
            <text:p>0.001496331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97.013,</text:p>
          </table:table-cell>
          <table:table-cell office:value-type="float" office:value="0.00148544988666455" calcext:value-type="float">
            <text:p>0.001485449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97.792,</text:p>
          </table:table-cell>
          <table:table-cell office:value-type="float" office:value="0.00147456318986121" calcext:value-type="float">
            <text:p>0.001474563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98.571,</text:p>
          </table:table-cell>
          <table:table-cell office:value-type="float" office:value="0.00145280009100327" calcext:value-type="float">
            <text:p>0.001452800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599.351,</text:p>
          </table:table-cell>
          <table:table-cell office:value-type="float" office:value="0.00144191854157431" calcext:value-type="float">
            <text:p>0.001441918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00.13,</text:p>
          </table:table-cell>
          <table:table-cell office:value-type="float" office:value="0.00143103699214534" calcext:value-type="float">
            <text:p>0.001431037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00.909,</text:p>
          </table:table-cell>
          <table:table-cell office:value-type="float" office:value="0.00142015544271637" calcext:value-type="float">
            <text:p>0.001420155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01.688,</text:p>
          </table:table-cell>
          <table:table-cell office:value-type="float" office:value="0.00140926874591303" calcext:value-type="float">
            <text:p>0.001409268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02.468,</text:p>
          </table:table-cell>
          <table:table-cell office:value-type="float" office:value="0.00139838719648407" calcext:value-type="float">
            <text:p>0.001398387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03.247,</text:p>
          </table:table-cell>
          <table:table-cell office:value-type="float" office:value="0.0013875056470551" calcext:value-type="float">
            <text:p>0.001387505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04.026,</text:p>
          </table:table-cell>
          <table:table-cell office:value-type="float" office:value="0.00137662409762613" calcext:value-type="float">
            <text:p>0.001376624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04.805,</text:p>
          </table:table-cell>
          <table:table-cell office:value-type="float" office:value="0.00136574254819717" calcext:value-type="float">
            <text:p>0.001365742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05.584,</text:p>
          </table:table-cell>
          <table:table-cell office:value-type="float" office:value="0.0013548609987682" calcext:value-type="float">
            <text:p>0.00135486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06.364,</text:p>
          </table:table-cell>
          <table:table-cell office:value-type="float" office:value="0.00134397430196486" calcext:value-type="float">
            <text:p>0.001343974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07.143,</text:p>
          </table:table-cell>
          <table:table-cell office:value-type="float" office:value="0.00133309275253589" calcext:value-type="float">
            <text:p>0.001333092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07.922,</text:p>
          </table:table-cell>
          <table:table-cell office:value-type="float" office:value="0.00132221120310692" calcext:value-type="float">
            <text:p>0.0013222112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08.701,</text:p>
          </table:table-cell>
          <table:table-cell office:value-type="float" office:value="0.00131132965367796" calcext:value-type="float">
            <text:p>0.001311329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09.481,</text:p>
          </table:table-cell>
          <table:table-cell office:value-type="float" office:value="0.00130044810424899" calcext:value-type="float">
            <text:p>0.001300448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10.26,</text:p>
          </table:table-cell>
          <table:table-cell office:value-type="float" office:value="0.00128956655482003" calcext:value-type="float">
            <text:p>0.001289566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11.039,</text:p>
          </table:table-cell>
          <table:table-cell office:value-type="float" office:value="0.00127867985801668" calcext:value-type="float">
            <text:p>0.001278679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11.818,</text:p>
          </table:table-cell>
          <table:table-cell office:value-type="float" office:value="0.00127867985801668" calcext:value-type="float">
            <text:p>0.001278679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12.597,</text:p>
          </table:table-cell>
          <table:table-cell office:value-type="float" office:value="0.00127867985801668" calcext:value-type="float">
            <text:p>0.001278679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13.377,</text:p>
          </table:table-cell>
          <table:table-cell office:value-type="float" office:value="0.00127867985801668" calcext:value-type="float">
            <text:p>0.001278679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14.156,</text:p>
          </table:table-cell>
          <table:table-cell office:value-type="float" office:value="0.00127867985801668" calcext:value-type="float">
            <text:p>0.001278679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14.935,</text:p>
          </table:table-cell>
          <table:table-cell office:value-type="float" office:value="0.00126779830858772" calcext:value-type="float">
            <text:p>0.001267798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15.714,</text:p>
          </table:table-cell>
          <table:table-cell office:value-type="float" office:value="0.00126779830858772" calcext:value-type="float">
            <text:p>0.0012677983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16.494,</text:p>
          </table:table-cell>
          <table:table-cell office:value-type="float" office:value="0.00126779830858772" calcext:value-type="float">
            <text:p>0.001267798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17.273,</text:p>
          </table:table-cell>
          <table:table-cell office:value-type="float" office:value="0.00126779830858772" calcext:value-type="float">
            <text:p>0.001267798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18.052,</text:p>
          </table:table-cell>
          <table:table-cell office:value-type="float" office:value="0.00126779830858772" calcext:value-type="float">
            <text:p>0.001267798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18.831,</text:p>
          </table:table-cell>
          <table:table-cell office:value-type="float" office:value="0.00125691675915875" calcext:value-type="float">
            <text:p>0.001256916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19.61,</text:p>
          </table:table-cell>
          <table:table-cell office:value-type="float" office:value="0.00125691675915875" calcext:value-type="float">
            <text:p>0.001256916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20.39,</text:p>
          </table:table-cell>
          <table:table-cell office:value-type="float" office:value="0.00126779830858772" calcext:value-type="float">
            <text:p>0.001267798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21.169,</text:p>
          </table:table-cell>
          <table:table-cell office:value-type="float" office:value="0.00126779830858772" calcext:value-type="float">
            <text:p>0.001267798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21.948,</text:p>
          </table:table-cell>
          <table:table-cell office:value-type="float" office:value="0.00126779830858772" calcext:value-type="float">
            <text:p>0.001267798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22.727,</text:p>
          </table:table-cell>
          <table:table-cell office:value-type="float" office:value="0.00126779830858772" calcext:value-type="float">
            <text:p>0.001267798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23.506,</text:p>
          </table:table-cell>
          <table:table-cell office:value-type="float" office:value="0.00126779830858772" calcext:value-type="float">
            <text:p>0.0012677983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24.286,</text:p>
          </table:table-cell>
          <table:table-cell office:value-type="float" office:value="0.00126779830858772" calcext:value-type="float">
            <text:p>0.001267798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25.065,</text:p>
          </table:table-cell>
          <table:table-cell office:value-type="float" office:value="0.00126779830858772" calcext:value-type="float">
            <text:p>0.001267798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25.844,</text:p>
          </table:table-cell>
          <table:table-cell office:value-type="float" office:value="0.00126779830858772" calcext:value-type="float">
            <text:p>0.001267798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26.623,</text:p>
          </table:table-cell>
          <table:table-cell office:value-type="float" office:value="0.00126779830858772" calcext:value-type="float">
            <text:p>0.001267798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27.403,</text:p>
          </table:table-cell>
          <table:table-cell office:value-type="float" office:value="0.00126779830858772" calcext:value-type="float">
            <text:p>0.001267798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28.182,</text:p>
          </table:table-cell>
          <table:table-cell office:value-type="float" office:value="0.00125691675915875" calcext:value-type="float">
            <text:p>0.001256916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28.961,</text:p>
          </table:table-cell>
          <table:table-cell office:value-type="float" office:value="0.00125691675915875" calcext:value-type="float">
            <text:p>0.001256916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29.74,</text:p>
          </table:table-cell>
          <table:table-cell office:value-type="float" office:value="0.00124603520972978" calcext:value-type="float">
            <text:p>0.001246035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30.519,</text:p>
          </table:table-cell>
          <table:table-cell office:value-type="float" office:value="0.00123515366030082" calcext:value-type="float">
            <text:p>0.001235153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31.299,</text:p>
          </table:table-cell>
          <table:table-cell office:value-type="float" office:value="0.00122427211087185" calcext:value-type="float">
            <text:p>0.0012242721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32.078,</text:p>
          </table:table-cell>
          <table:table-cell office:value-type="float" office:value="0.00121338541406851" calcext:value-type="float">
            <text:p>0.001213385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32.857,</text:p>
          </table:table-cell>
          <table:table-cell office:value-type="float" office:value="0.00120250386463954" calcext:value-type="float">
            <text:p>0.001202503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33.636,</text:p>
          </table:table-cell>
          <table:table-cell office:value-type="float" office:value="0.00118074076578161" calcext:value-type="float">
            <text:p>0.001180740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34.416,</text:p>
          </table:table-cell>
          <table:table-cell office:value-type="float" office:value="0.00116985921635264" calcext:value-type="float">
            <text:p>0.001169859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35.195,</text:p>
          </table:table-cell>
          <table:table-cell office:value-type="float" office:value="0.00115897766692368" calcext:value-type="float">
            <text:p>0.001158977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35.974,</text:p>
          </table:table-cell>
          <table:table-cell office:value-type="float" office:value="0.00114809097012034" calcext:value-type="float">
            <text:p>0.00114809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36.753,</text:p>
          </table:table-cell>
          <table:table-cell office:value-type="float" office:value="0.00113720942069137" calcext:value-type="float">
            <text:p>0.001137209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37.532,</text:p>
          </table:table-cell>
          <table:table-cell office:value-type="float" office:value="0.0011263278712624" calcext:value-type="float">
            <text:p>0.001126327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38.312,</text:p>
          </table:table-cell>
          <table:table-cell office:value-type="float" office:value="0.00111544632183344" calcext:value-type="float">
            <text:p>0.001115446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39.091,</text:p>
          </table:table-cell>
          <table:table-cell office:value-type="float" office:value="0.0010936832229755" calcext:value-type="float">
            <text:p>0.0010936832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39.87,</text:p>
          </table:table-cell>
          <table:table-cell office:value-type="float" office:value="0.00108279652617216" calcext:value-type="float">
            <text:p>0.001082796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40.649,</text:p>
          </table:table-cell>
          <table:table-cell office:value-type="float" office:value="0.0010719149767432" calcext:value-type="float">
            <text:p>0.00107191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41.429,</text:p>
          </table:table-cell>
          <table:table-cell office:value-type="float" office:value="0.00106103342731423" calcext:value-type="float">
            <text:p>0.001061033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42.208,</text:p>
          </table:table-cell>
          <table:table-cell office:value-type="float" office:value="0.00105015187788526" calcext:value-type="float">
            <text:p>0.001050151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42.987,</text:p>
          </table:table-cell>
          <table:table-cell office:value-type="float" office:value="0.0010392703284563" calcext:value-type="float">
            <text:p>0.001039270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43.766,</text:p>
          </table:table-cell>
          <table:table-cell office:value-type="float" office:value="0.0010392703284563" calcext:value-type="float">
            <text:p>0.001039270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44.545,</text:p>
          </table:table-cell>
          <table:table-cell office:value-type="float" office:value="0.0010392703284563" calcext:value-type="float">
            <text:p>0.001039270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45.325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46.104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46.883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47.662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48.442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49.221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50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50.779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51.558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52.338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53.117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53.896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54.675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55.455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56.234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57.013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57.792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58.571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59.351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60.13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60.909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61.688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62.468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63.247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64.026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64.805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65.584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66.364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67.143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67.922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68.701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69.481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70.26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71.039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71.818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72.597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73.377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74.156,</text:p>
          </table:table-cell>
          <table:table-cell office:value-type="float" office:value="0.00102838877902733" calcext:value-type="float">
            <text:p>0.00102838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74.935,</text:p>
          </table:table-cell>
          <table:table-cell office:value-type="float" office:value="0.00101750208222399" calcext:value-type="float">
            <text:p>0.001017502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75.714,</text:p>
          </table:table-cell>
          <table:table-cell office:value-type="float" office:value="0.000995738983366056" calcext:value-type="float">
            <text:p>0.00099573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76.494,</text:p>
          </table:table-cell>
          <table:table-cell office:value-type="float" office:value="0.000973975884508123" calcext:value-type="float">
            <text:p>0.000973975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77.273,</text:p>
          </table:table-cell>
          <table:table-cell office:value-type="float" office:value="0.000952207638275815" calcext:value-type="float">
            <text:p>0.000952207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78.052,</text:p>
          </table:table-cell>
          <table:table-cell office:value-type="float" office:value="0.000930444539417882" calcext:value-type="float">
            <text:p>0.0009304445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78.831,</text:p>
          </table:table-cell>
          <table:table-cell office:value-type="float" office:value="0.000919562989988916" calcext:value-type="float">
            <text:p>0.00091956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79.61,</text:p>
          </table:table-cell>
          <table:table-cell office:value-type="float" office:value="0.000908681440559949" calcext:value-type="float">
            <text:p>0.000908681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80.39,</text:p>
          </table:table-cell>
          <table:table-cell office:value-type="float" office:value="0.000908681440559949" calcext:value-type="float">
            <text:p>0.000908681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81.169,</text:p>
          </table:table-cell>
          <table:table-cell office:value-type="float" office:value="0.000897799891130983" calcext:value-type="float">
            <text:p>0.000897799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81.948,</text:p>
          </table:table-cell>
          <table:table-cell office:value-type="float" office:value="0.000897799891130983" calcext:value-type="float">
            <text:p>0.000897799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82.727,</text:p>
          </table:table-cell>
          <table:table-cell office:value-type="float" office:value="0.000886913194327641" calcext:value-type="float">
            <text:p>0.000886913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83.506,</text:p>
          </table:table-cell>
          <table:table-cell office:value-type="float" office:value="0.000886913194327641" calcext:value-type="float">
            <text:p>0.000886913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84.286,</text:p>
          </table:table-cell>
          <table:table-cell office:value-type="float" office:value="0.000876031644898675" calcext:value-type="float">
            <text:p>0.000876031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85.065,</text:p>
          </table:table-cell>
          <table:table-cell office:value-type="float" office:value="0.000876031644898675" calcext:value-type="float">
            <text:p>0.000876031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85.844,</text:p>
          </table:table-cell>
          <table:table-cell office:value-type="float" office:value="0.000865150095469709" calcext:value-type="float">
            <text:p>0.0008651501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86.623,</text:p>
          </table:table-cell>
          <table:table-cell office:value-type="float" office:value="0.000865150095469709" calcext:value-type="float">
            <text:p>0.000865150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87.403,</text:p>
          </table:table-cell>
          <table:table-cell office:value-type="float" office:value="0.000854268546040742" calcext:value-type="float">
            <text:p>0.000854268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88.182,</text:p>
          </table:table-cell>
          <table:table-cell office:value-type="float" office:value="0.000854268546040742" calcext:value-type="float">
            <text:p>0.000854268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88.961,</text:p>
          </table:table-cell>
          <table:table-cell office:value-type="float" office:value="0.000843386996611776" calcext:value-type="float">
            <text:p>0.00084338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89.74,</text:p>
          </table:table-cell>
          <table:table-cell office:value-type="float" office:value="0.000832505447182809" calcext:value-type="float">
            <text:p>0.000832505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90.519,</text:p>
          </table:table-cell>
          <table:table-cell office:value-type="float" office:value="0.000821618750379468" calcext:value-type="float">
            <text:p>0.000821618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91.299,</text:p>
          </table:table-cell>
          <table:table-cell office:value-type="float" office:value="0.000810737200950501" calcext:value-type="float">
            <text:p>0.000810737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92.078,</text:p>
          </table:table-cell>
          <table:table-cell office:value-type="float" office:value="0.000788974102092568" calcext:value-type="float">
            <text:p>0.000788974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92.857,</text:p>
          </table:table-cell>
          <table:table-cell office:value-type="float" office:value="0.000778092552663602" calcext:value-type="float">
            <text:p>0.000778092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93.636,</text:p>
          </table:table-cell>
          <table:table-cell office:value-type="float" office:value="0.000767211003234635" calcext:value-type="float">
            <text:p>0.000767211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94.416,</text:p>
          </table:table-cell>
          <table:table-cell office:value-type="float" office:value="0.00305251139404634" calcext:value-type="float">
            <text:p>0.003052511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95.195,</text:p>
          </table:table-cell>
          <table:table-cell office:value-type="float" office:value="0.000701916559286462" calcext:value-type="float">
            <text:p>0.000701916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95.974,</text:p>
          </table:table-cell>
          <table:table-cell office:value-type="float" office:value="0.00069102986248312" calcext:value-type="float">
            <text:p>0.000691029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96.753,</text:p>
          </table:table-cell>
          <table:table-cell office:value-type="float" office:value="0.000669266763625187" calcext:value-type="float">
            <text:p>0.000669266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97.532,</text:p>
          </table:table-cell>
          <table:table-cell office:value-type="float" office:value="0.000647503664767254" calcext:value-type="float">
            <text:p>0.000647503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98.312,</text:p>
          </table:table-cell>
          <table:table-cell office:value-type="float" office:value="0.000625735418534946" calcext:value-type="float">
            <text:p>0.000625735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99.091,</text:p>
          </table:table-cell>
          <table:table-cell office:value-type="float" office:value="0.00061485386910598" calcext:value-type="float">
            <text:p>0.000614853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699.87,</text:p>
          </table:table-cell>
          <table:table-cell office:value-type="float" office:value="0.000593090770248047" calcext:value-type="float">
            <text:p>0.000593090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00.649,</text:p>
          </table:table-cell>
          <table:table-cell office:value-type="float" office:value="0.000582209220819081" calcext:value-type="float">
            <text:p>0.000582209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01.429,</text:p>
          </table:table-cell>
          <table:table-cell office:value-type="float" office:value="0.000571327671390114" calcext:value-type="float">
            <text:p>0.0005713277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02.208,</text:p>
          </table:table-cell>
          <table:table-cell office:value-type="float" office:value="0.000560440974586773" calcext:value-type="float">
            <text:p>0.00056044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02.987,</text:p>
          </table:table-cell>
          <table:table-cell office:value-type="float" office:value="0.00053867787572884" calcext:value-type="float">
            <text:p>0.000538677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03.766,</text:p>
          </table:table-cell>
          <table:table-cell office:value-type="float" office:value="0.000527796326299873" calcext:value-type="float">
            <text:p>0.000527796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04.545,</text:p>
          </table:table-cell>
          <table:table-cell office:value-type="float" office:value="0.000516914776870907" calcext:value-type="float">
            <text:p>0.000516914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05.325,</text:p>
          </table:table-cell>
          <table:table-cell office:value-type="float" office:value="0.000506031683229628" calcext:value-type="float">
            <text:p>0.000506031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06.104,</text:p>
          </table:table-cell>
          <table:table-cell office:value-type="float" office:value="0.000495149104325787" calcext:value-type="float">
            <text:p>0.000495149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06.883,</text:p>
          </table:table-cell>
          <table:table-cell office:value-type="float" office:value="0.000495149104325787" calcext:value-type="float">
            <text:p>0.000495149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07.662,</text:p>
          </table:table-cell>
          <table:table-cell office:value-type="float" office:value="0.000495149104325787" calcext:value-type="float">
            <text:p>0.000495149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08.442,</text:p>
          </table:table-cell>
          <table:table-cell office:value-type="float" office:value="0.000495149104325787" calcext:value-type="float">
            <text:p>0.000495149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09.221,</text:p>
          </table:table-cell>
          <table:table-cell office:value-type="float" office:value="0.000495149104325787" calcext:value-type="float">
            <text:p>0.0004951491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10,</text:p>
          </table:table-cell>
          <table:table-cell office:value-type="float" office:value="0.000495149104325787" calcext:value-type="float">
            <text:p>0.000495149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10.779,</text:p>
          </table:table-cell>
          <table:table-cell office:value-type="float" office:value="0.000506031683229628" calcext:value-type="float">
            <text:p>0.000506031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11.558,</text:p>
          </table:table-cell>
          <table:table-cell office:value-type="float" office:value="0.000506031683229628" calcext:value-type="float">
            <text:p>0.000506031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12.338,</text:p>
          </table:table-cell>
          <table:table-cell office:value-type="float" office:value="0.000506031683229628" calcext:value-type="float">
            <text:p>0.000506031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13.117,</text:p>
          </table:table-cell>
          <table:table-cell office:value-type="float" office:value="0.000506031683229628" calcext:value-type="float">
            <text:p>0.000506031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13.896,</text:p>
          </table:table-cell>
          <table:table-cell office:value-type="float" office:value="0.000506031683229628" calcext:value-type="float">
            <text:p>0.000506031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14.675,</text:p>
          </table:table-cell>
          <table:table-cell office:value-type="float" office:value="0.000516914776870907" calcext:value-type="float">
            <text:p>0.000516914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15.455,</text:p>
          </table:table-cell>
          <table:table-cell office:value-type="float" office:value="0.000516914776870907" calcext:value-type="float">
            <text:p>0.000516914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16.234,</text:p>
          </table:table-cell>
          <table:table-cell office:value-type="float" office:value="0.000516914776870907" calcext:value-type="float">
            <text:p>0.000516914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17.013,</text:p>
          </table:table-cell>
          <table:table-cell office:value-type="float" office:value="0.000516914776870907" calcext:value-type="float">
            <text:p>0.0005169148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17.792,</text:p>
          </table:table-cell>
          <table:table-cell office:value-type="float" office:value="0.000516914776870907" calcext:value-type="float">
            <text:p>0.000516914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18.571,</text:p>
          </table:table-cell>
          <table:table-cell office:value-type="float" office:value="0.000506031683229628" calcext:value-type="float">
            <text:p>0.000506031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19.351,</text:p>
          </table:table-cell>
          <table:table-cell office:value-type="float" office:value="0.000495149104325787" calcext:value-type="float">
            <text:p>0.000495149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20.13,</text:p>
          </table:table-cell>
          <table:table-cell office:value-type="float" office:value="0.000495149104325787" calcext:value-type="float">
            <text:p>0.000495149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20.909,</text:p>
          </table:table-cell>
          <table:table-cell office:value-type="float" office:value="0.000484266525421945" calcext:value-type="float">
            <text:p>0.000484266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21.688,</text:p>
          </table:table-cell>
          <table:table-cell office:value-type="float" office:value="0.000484266525421945" calcext:value-type="float">
            <text:p>0.000484266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22.468,</text:p>
          </table:table-cell>
          <table:table-cell office:value-type="float" office:value="0.000473384461255541" calcext:value-type="float">
            <text:p>0.000473384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23.247,</text:p>
          </table:table-cell>
          <table:table-cell office:value-type="float" office:value="0.0004625018823517" calcext:value-type="float">
            <text:p>0.000462501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24.026,</text:p>
          </table:table-cell>
          <table:table-cell office:value-type="float" office:value="0.0004625018823517" calcext:value-type="float">
            <text:p>0.000462501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24.805,</text:p>
          </table:table-cell>
          <table:table-cell office:value-type="float" office:value="0.000451619303447858" calcext:value-type="float">
            <text:p>0.0004516193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25.584,</text:p>
          </table:table-cell>
          <table:table-cell office:value-type="float" office:value="0.000451619303447858" calcext:value-type="float">
            <text:p>0.000451619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26.364,</text:p>
          </table:table-cell>
          <table:table-cell office:value-type="float" office:value="0.000440737239281454" calcext:value-type="float">
            <text:p>0.000440737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27.143,</text:p>
          </table:table-cell>
          <table:table-cell office:value-type="float" office:value="0.000440737239281454" calcext:value-type="float">
            <text:p>0.000440737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27.922,</text:p>
          </table:table-cell>
          <table:table-cell office:value-type="float" office:value="0.000429854660377613" calcext:value-type="float">
            <text:p>0.0004298547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28.701,</text:p>
          </table:table-cell>
          <table:table-cell office:value-type="float" office:value="0.000418972081473771" calcext:value-type="float">
            <text:p>0.000418972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29.481,</text:p>
          </table:table-cell>
          <table:table-cell office:value-type="float" office:value="0.000418972081473771" calcext:value-type="float">
            <text:p>0.000418972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30.26,</text:p>
          </table:table-cell>
          <table:table-cell office:value-type="float" office:value="0.000408090017307367" calcext:value-type="float">
            <text:p>0.0004080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31.039,</text:p>
          </table:table-cell>
          <table:table-cell office:value-type="float" office:value="0.000408090017307367" calcext:value-type="float">
            <text:p>0.0004080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31.818,</text:p>
          </table:table-cell>
          <table:table-cell office:value-type="float" office:value="0.000397207438403526" calcext:value-type="float">
            <text:p>0.000397207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32.597,</text:p>
          </table:table-cell>
          <table:table-cell office:value-type="float" office:value="0.000397207438403526" calcext:value-type="float">
            <text:p>0.0003972074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33.377,</text:p>
          </table:table-cell>
          <table:table-cell office:value-type="float" office:value="0.000386325374237122" calcext:value-type="float">
            <text:p>0.000386325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34.156,</text:p>
          </table:table-cell>
          <table:table-cell office:value-type="float" office:value="0.000386325374237122" calcext:value-type="float">
            <text:p>0.000386325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34.935,</text:p>
          </table:table-cell>
          <table:table-cell office:value-type="float" office:value="0.00037544279533328" calcext:value-type="float">
            <text:p>0.000375442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35.714,</text:p>
          </table:table-cell>
          <table:table-cell office:value-type="float" office:value="0.000364560216429439" calcext:value-type="float">
            <text:p>0.000364560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36.494,</text:p>
          </table:table-cell>
          <table:table-cell office:value-type="float" office:value="0.000364560216429439" calcext:value-type="float">
            <text:p>0.000364560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37.273,</text:p>
          </table:table-cell>
          <table:table-cell office:value-type="float" office:value="0.000353678152263035" calcext:value-type="float">
            <text:p>0.000353678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38.052,</text:p>
          </table:table-cell>
          <table:table-cell office:value-type="float" office:value="0.000353678152263035" calcext:value-type="float">
            <text:p>0.000353678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38.831,</text:p>
          </table:table-cell>
          <table:table-cell office:value-type="float" office:value="0.000342795573359193" calcext:value-type="float">
            <text:p>0.000342795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39.61,</text:p>
          </table:table-cell>
          <table:table-cell office:value-type="float" office:value="0.000342795573359193" calcext:value-type="float">
            <text:p>0.000342795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40.39,</text:p>
          </table:table-cell>
          <table:table-cell office:value-type="float" office:value="0.000331912994455352" calcext:value-type="float">
            <text:p>0.000331913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41.169,</text:p>
          </table:table-cell>
          <table:table-cell office:value-type="float" office:value="0.000321030930288948" calcext:value-type="float">
            <text:p>0.000321030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41.948,</text:p>
          </table:table-cell>
          <table:table-cell office:value-type="float" office:value="0.000321030930288948" calcext:value-type="float">
            <text:p>0.000321030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42.727,</text:p>
          </table:table-cell>
          <table:table-cell office:value-type="float" office:value="0.000310148351385107" calcext:value-type="float">
            <text:p>0.000310148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43.506,</text:p>
          </table:table-cell>
          <table:table-cell office:value-type="float" office:value="0.000299265772481265" calcext:value-type="float">
            <text:p>0.000299265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44.286,</text:p>
          </table:table-cell>
          <table:table-cell office:value-type="float" office:value="0.00027750112941102" calcext:value-type="float">
            <text:p>0.0002775011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45.065,</text:p>
          </table:table-cell>
          <table:table-cell office:value-type="float" office:value="0.000266618550507178" calcext:value-type="float">
            <text:p>0.000266618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45.844,</text:p>
          </table:table-cell>
          <table:table-cell office:value-type="float" office:value="0.000244853907436933" calcext:value-type="float">
            <text:p>0.0002448539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46.623,</text:p>
          </table:table-cell>
          <table:table-cell office:value-type="float" office:value="0.000233971328533091" calcext:value-type="float">
            <text:p>0.000233971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47.403,</text:p>
          </table:table-cell>
          <table:table-cell office:value-type="float" office:value="0.000223089264366687" calcext:value-type="float">
            <text:p>0.000223089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48.182,</text:p>
          </table:table-cell>
          <table:table-cell office:value-type="float" office:value="0.000201324621296442" calcext:value-type="float">
            <text:p>0.0002013246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48.961,</text:p>
          </table:table-cell>
          <table:table-cell office:value-type="float" office:value="0.000190442042392601" calcext:value-type="float">
            <text:p>0.00019044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49.74,</text:p>
          </table:table-cell>
          <table:table-cell office:value-type="float" office:value="0.000179559463488759" calcext:value-type="float">
            <text:p>0.000179559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50.519,</text:p>
          </table:table-cell>
          <table:table-cell office:value-type="float" office:value="0.000168677399322355" calcext:value-type="float">
            <text:p>0.0001686774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51.299,</text:p>
          </table:table-cell>
          <table:table-cell office:value-type="float" office:value="0.000157794820418514" calcext:value-type="float">
            <text:p>0.0001577948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52.078,</text:p>
          </table:table-cell>
          <table:table-cell office:value-type="float" office:value="0.000146912241514672" calcext:value-type="float">
            <text:p>0.000146912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52.857,</text:p>
          </table:table-cell>
          <table:table-cell office:value-type="float" office:value="0.000146912241514672" calcext:value-type="float">
            <text:p>0.000146912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53.636,</text:p>
          </table:table-cell>
          <table:table-cell office:value-type="float" office:value="0.000136030177348268" calcext:value-type="float">
            <text:p>0.0001360302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54.416,</text:p>
          </table:table-cell>
          <table:table-cell office:value-type="float" office:value="0.000125147598444427" calcext:value-type="float">
            <text:p>0.000125147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55.195,</text:p>
          </table:table-cell>
          <table:table-cell office:value-type="float" office:value="0.000114265019540585" calcext:value-type="float">
            <text:p>0.00011426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55.974,</text:p>
          </table:table-cell>
          <table:table-cell office:value-type="float" office:value="0.000114265019540585" calcext:value-type="float">
            <text:p>0.000114265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56.753,</text:p>
          </table:table-cell>
          <table:table-cell office:value-type="float" office:value="0.000103382955374181" calcext:value-type="float">
            <text:p>0.000103383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57.532,</text:p>
          </table:table-cell>
          <table:table-cell office:value-type="float" office:value="0.0000925003764703399" calcext:value-type="float">
            <text:p>9.25003764703399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58.312,</text:p>
          </table:table-cell>
          <table:table-cell office:value-type="float" office:value="0.0000816177975664984" calcext:value-type="float">
            <text:p>8.1617797566498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59.091,</text:p>
          </table:table-cell>
          <table:table-cell office:value-type="float" office:value="0.0000816177975664984" calcext:value-type="float">
            <text:p>8.16177975664984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59.87,</text:p>
          </table:table-cell>
          <table:table-cell office:value-type="float" office:value="0.0000707357334000945" calcext:value-type="float">
            <text:p>7.07357334000945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60.649,</text:p>
          </table:table-cell>
          <table:table-cell office:value-type="float" office:value="0.0000707357334000945" calcext:value-type="float">
            <text:p>7.07357334000945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61.429,</text:p>
          </table:table-cell>
          <table:table-cell office:value-type="float" office:value="0.000059853154496253" calcext:value-type="float">
            <text:p>5.9853154496253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62.208,</text:p>
          </table:table-cell>
          <table:table-cell office:value-type="float" office:value="0.000059853154496253" calcext:value-type="float">
            <text:p>5.9853154496253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62.987,</text:p>
          </table:table-cell>
          <table:table-cell office:value-type="float" office:value="0.0000489707814873866" calcext:value-type="float">
            <text:p>4.89707814873866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63.766,</text:p>
          </table:table-cell>
          <table:table-cell office:value-type="float" office:value="0.0000489707814873866" calcext:value-type="float">
            <text:p>4.89707814873866E-05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64.545,</text:p>
          </table:table-cell>
          <table:table-cell office:value-type="float" office:value="0.0000489707814873866" calcext:value-type="float">
            <text:p>4.89707814873866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65.325,</text:p>
          </table:table-cell>
          <table:table-cell office:value-type="float" office:value="0.0000489707814873866" calcext:value-type="float">
            <text:p>4.89707814873866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66.104,</text:p>
          </table:table-cell>
          <table:table-cell office:value-type="float" office:value="0.0000489707814873866" calcext:value-type="float">
            <text:p>4.89707814873866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66.883,</text:p>
          </table:table-cell>
          <table:table-cell office:value-type="float" office:value="0.0000489707814873866" calcext:value-type="float">
            <text:p>4.89707814873866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67.662,</text:p>
          </table:table-cell>
          <table:table-cell office:value-type="float" office:value="0.0000489707814873866" calcext:value-type="float">
            <text:p>4.89707814873866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68.442,</text:p>
          </table:table-cell>
          <table:table-cell office:value-type="float" office:value="0.0000489707814873866" calcext:value-type="float">
            <text:p>4.89707814873866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69.221,</text:p>
          </table:table-cell>
          <table:table-cell office:value-type="float" office:value="0.0000489707814873866" calcext:value-type="float">
            <text:p>4.89707814873866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70,</text:p>
          </table:table-cell>
          <table:table-cell office:value-type="float" office:value="0.0000489707814873866" calcext:value-type="float">
            <text:p>4.89707814873866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70.779,</text:p>
          </table:table-cell>
          <table:table-cell office:value-type="float" office:value="0.0000489707814873866" calcext:value-type="float">
            <text:p>4.89707814873866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71.558,</text:p>
          </table:table-cell>
          <table:table-cell office:value-type="float" office:value="0.0000489707814873866" calcext:value-type="float">
            <text:p>4.89707814873866E-05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72.338,</text:p>
          </table:table-cell>
          <table:table-cell office:value-type="float" office:value="0.0000489707814873866" calcext:value-type="float">
            <text:p>4.89707814873866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73.117,</text:p>
          </table:table-cell>
          <table:table-cell office:value-type="float" office:value="0.0000489707814873866" calcext:value-type="float">
            <text:p>4.89707814873866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73.896,</text:p>
          </table:table-cell>
          <table:table-cell office:value-type="float" office:value="0.0000380884084785201" calcext:value-type="float">
            <text:p>3.80884084785201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74.675,</text:p>
          </table:table-cell>
          <table:table-cell office:value-type="float" office:value="0.0000380884084785201" calcext:value-type="float">
            <text:p>3.80884084785201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75.455,</text:p>
          </table:table-cell>
          <table:table-cell office:value-type="float" office:value="0.0000380884084785201" calcext:value-type="float">
            <text:p>3.80884084785201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76.234,</text:p>
          </table:table-cell>
          <table:table-cell office:value-type="float" office:value="0.0000380884084785201" calcext:value-type="float">
            <text:p>3.80884084785201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77.013,</text:p>
          </table:table-cell>
          <table:table-cell office:value-type="float" office:value="0.0000380884084785201" calcext:value-type="float">
            <text:p>3.80884084785201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77.792,</text:p>
          </table:table-cell>
          <table:table-cell office:value-type="float" office:value="0.0000380884084785201" calcext:value-type="float">
            <text:p>3.80884084785201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78.571,</text:p>
          </table:table-cell>
          <table:table-cell office:value-type="float" office:value="0.0000380884084785201" calcext:value-type="float">
            <text:p>3.80884084785201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79.351,</text:p>
          </table:table-cell>
          <table:table-cell office:value-type="float" office:value="0.0000380884084785201" calcext:value-type="float">
            <text:p>3.80884084785201E-05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80.13,</text:p>
          </table:table-cell>
          <table:table-cell office:value-type="float" office:value="0.0000380884084785201" calcext:value-type="float">
            <text:p>3.80884084785201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80.909,</text:p>
          </table:table-cell>
          <table:table-cell office:value-type="float" office:value="0.0000380884084785201" calcext:value-type="float">
            <text:p>3.80884084785201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81.688,</text:p>
          </table:table-cell>
          <table:table-cell office:value-type="float" office:value="0.0000380884084785201" calcext:value-type="float">
            <text:p>3.80884084785201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82.468,</text:p>
          </table:table-cell>
          <table:table-cell office:value-type="float" office:value="0.0000380884084785201" calcext:value-type="float">
            <text:p>3.80884084785201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83.247,</text:p>
          </table:table-cell>
          <table:table-cell office:value-type="float" office:value="0.0000380884084785201" calcext:value-type="float">
            <text:p>3.80884084785201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84.026,</text:p>
          </table:table-cell>
          <table:table-cell office:value-type="float" office:value="0.0000380884084785201" calcext:value-type="float">
            <text:p>3.80884084785201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84.805,</text:p>
          </table:table-cell>
          <table:table-cell office:value-type="float" office:value="0.0000380884084785201" calcext:value-type="float">
            <text:p>3.80884084785201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85.584,</text:p>
          </table:table-cell>
          <table:table-cell office:value-type="float" office:value="0.0000380884084785201" calcext:value-type="float">
            <text:p>3.80884084785201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86.364,</text:p>
          </table:table-cell>
          <table:table-cell office:value-type="float" office:value="0.0000380884084785201" calcext:value-type="float">
            <text:p>3.80884084785201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87.143,</text:p>
          </table:table-cell>
          <table:table-cell office:value-type="float" office:value="0.0000380884084785201" calcext:value-type="float">
            <text:p>3.80884084785201E-05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87.922,</text:p>
          </table:table-cell>
          <table:table-cell office:value-type="float" office:value="0.0000380884084785201" calcext:value-type="float">
            <text:p>3.80884084785201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88.701,</text:p>
          </table:table-cell>
          <table:table-cell office:value-type="float" office:value="0.0000380884084785201" calcext:value-type="float">
            <text:p>3.80884084785201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89.481,</text:p>
          </table:table-cell>
          <table:table-cell office:value-type="float" office:value="0.0000380884084785201" calcext:value-type="float">
            <text:p>3.80884084785201E-05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90.26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91.039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91.818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92.597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93.377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94.156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94.935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95.714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96.494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97.273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,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[</text:p>
          </table:table-cell>
          <table:table-cell office:value-type="string" calcext:value-type="string">
            <text:p>798.052,</text:p>
          </table:table-cell>
          <table:table-cell office:value-type="float" office:value="0.0000272059839959099" calcext:value-type="float">
            <text:p>0.000027206</text:p>
          </table:table-cell>
          <table:table-cell office:value-type="string" calcext:value-type="string">
            <text:p>]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02.727,</text:p>
          </table:table-cell>
          <table:table-cell office:value-type="float" office:value="0.0000539053149532432" calcext:value-type="float">
            <text:p>5.39053149532432E-05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10.519,</text:p>
          </table:table-cell>
          <table:table-cell office:value-type="float" office:value="0.0000539053149532432" calcext:value-type="float">
            <text:p>5.39053149532432E-05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18.312,</text:p>
          </table:table-cell>
          <table:table-cell office:value-type="float" office:value="0.0000539053149532432" calcext:value-type="float">
            <text:p>5.39053149532432E-05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26.104,</text:p>
          </table:table-cell>
          <table:table-cell office:value-type="float" office:value="0.0000539053149532432" calcext:value-type="float">
            <text:p>5.39053149532432E-05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33.896,</text:p>
          </table:table-cell>
          <table:table-cell office:value-type="float" office:value="0.0000539053149532432" calcext:value-type="float">
            <text:p>5.39053149532432E-05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41.688,</text:p>
          </table:table-cell>
          <table:table-cell office:value-type="float" office:value="0.0000539053149532432" calcext:value-type="float">
            <text:p>5.39053149532432E-05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49.481,</text:p>
          </table:table-cell>
          <table:table-cell office:value-type="float" office:value="0.0000539053149532432" calcext:value-type="float">
            <text:p>5.39053149532432E-05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57.273,</text:p>
          </table:table-cell>
          <table:table-cell office:value-type="float" office:value="0.000161716454805192" calcext:value-type="float">
            <text:p>0.0001617165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65.065,</text:p>
          </table:table-cell>
          <table:table-cell office:value-type="float" office:value="0.000161716454805192" calcext:value-type="float">
            <text:p>0.0001617165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72.857,</text:p>
          </table:table-cell>
          <table:table-cell office:value-type="float" office:value="0.000161716454805192" calcext:value-type="float">
            <text:p>0.0001617165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80.649,</text:p>
          </table:table-cell>
          <table:table-cell office:value-type="float" office:value="0.000161716454805192" calcext:value-type="float">
            <text:p>0.0001617165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88.442,</text:p>
          </table:table-cell>
          <table:table-cell office:value-type="float" office:value="0.000161716454805192" calcext:value-type="float">
            <text:p>0.0001617165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296.234,</text:p>
          </table:table-cell>
          <table:table-cell office:value-type="float" office:value="0.000161716454805192" calcext:value-type="float">
            <text:p>0.0001617165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04.026,</text:p>
          </table:table-cell>
          <table:table-cell office:value-type="float" office:value="0.000161716454805192" calcext:value-type="float">
            <text:p>0.0001617165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11.818,</text:p>
          </table:table-cell>
          <table:table-cell office:value-type="float" office:value="0.000161716454805192" calcext:value-type="float">
            <text:p>0.0001617165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19.61,</text:p>
          </table:table-cell>
          <table:table-cell office:value-type="float" office:value="0.000161716454805192" calcext:value-type="float">
            <text:p>0.0001617165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27.403,</text:p>
          </table:table-cell>
          <table:table-cell office:value-type="float" office:value="0.000161716454805192" calcext:value-type="float">
            <text:p>0.0001617165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35.195,</text:p>
          </table:table-cell>
          <table:table-cell office:value-type="float" office:value="0.000269527084711679" calcext:value-type="float">
            <text:p>0.0002695271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42.987,</text:p>
          </table:table-cell>
          <table:table-cell office:value-type="float" office:value="0.000269527084711679" calcext:value-type="float">
            <text:p>0.0002695271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50.779,</text:p>
          </table:table-cell>
          <table:table-cell office:value-type="float" office:value="0.000269527084711679" calcext:value-type="float">
            <text:p>0.0002695271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58.571,</text:p>
          </table:table-cell>
          <table:table-cell office:value-type="float" office:value="0.000269527084711679" calcext:value-type="float">
            <text:p>0.0002695271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66.364,</text:p>
          </table:table-cell>
          <table:table-cell office:value-type="float" office:value="0.00113201263390903" calcext:value-type="float">
            <text:p>0.0011320126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74.156,</text:p>
          </table:table-cell>
          <table:table-cell office:value-type="float" office:value="0.00221012403242852" calcext:value-type="float">
            <text:p>0.002210124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81.948,</text:p>
          </table:table-cell>
          <table:table-cell office:value-type="float" office:value="0.00328823033149339" calcext:value-type="float">
            <text:p>0.0032882303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89.74,</text:p>
          </table:table-cell>
          <table:table-cell office:value-type="float" office:value="0.00468977463962326" calcext:value-type="float">
            <text:p>0.0046897746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397.532,</text:p>
          </table:table-cell>
          <table:table-cell office:value-type="float" office:value="0.00641475695681815" calcext:value-type="float">
            <text:p>0.006414757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05.325,</text:p>
          </table:table-cell>
          <table:table-cell office:value-type="float" office:value="0.00867876182681771" calcext:value-type="float">
            <text:p>0.0086787618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13.117,</text:p>
          </table:table-cell>
          <table:table-cell office:value-type="float" office:value="0.0123443518005842" calcext:value-type="float">
            <text:p>0.0123443518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20.909,</text:p>
          </table:table-cell>
          <table:table-cell office:value-type="float" office:value="0.018058341702792" calcext:value-type="float">
            <text:p>0.0180583417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28.701,</text:p>
          </table:table-cell>
          <table:table-cell office:value-type="float" office:value="0.0242035414881162" calcext:value-type="float">
            <text:p>0.0242035415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36.494,</text:p>
          </table:table-cell>
          <table:table-cell office:value-type="float" office:value="0.0288394046934406" calcext:value-type="float">
            <text:p>0.0288394047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44.286,</text:p>
          </table:table-cell>
          <table:table-cell office:value-type="float" office:value="0.0373564628140897" calcext:value-type="float">
            <text:p>0.0373564628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52.078,</text:p>
          </table:table-cell>
          <table:table-cell office:value-type="float" office:value="0.0422079819555186" calcext:value-type="float">
            <text:p>0.04220798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59.87,</text:p>
          </table:table-cell>
          <table:table-cell office:value-type="float" office:value="0.0459813234055179" calcext:value-type="float">
            <text:p>0.0459813234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67.662,</text:p>
          </table:table-cell>
          <table:table-cell office:value-type="float" office:value="0.0490000475600636" calcext:value-type="float">
            <text:p>0.0490000476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75.455,</text:p>
          </table:table-cell>
          <table:table-cell office:value-type="float" office:value="0.0508328425469468" calcext:value-type="float">
            <text:p>0.0508328425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83.247,</text:p>
          </table:table-cell>
          <table:table-cell office:value-type="float" office:value="0.0506171866108424" calcext:value-type="float">
            <text:p>0.0506171866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91.039,</text:p>
          </table:table-cell>
          <table:table-cell office:value-type="float" office:value="0.047706315921622" calcext:value-type="float">
            <text:p>0.0477063159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498.831,</text:p>
          </table:table-cell>
          <table:table-cell office:value-type="float" office:value="0.045226655115518" calcext:value-type="float">
            <text:p>0.0452266551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506.623,</text:p>
          </table:table-cell>
          <table:table-cell office:value-type="float" office:value="0.0432860576578557" calcext:value-type="float">
            <text:p>0.0432860577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514.416,</text:p>
          </table:table-cell>
          <table:table-cell office:value-type="float" office:value="0.0398361236201937" calcext:value-type="float">
            <text:p>0.0398361236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522.208,</text:p>
          </table:table-cell>
          <table:table-cell office:value-type="float" office:value="0.0357393237633109" calcext:value-type="float">
            <text:p>0.0357393238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530,</text:p>
          </table:table-cell>
          <table:table-cell office:value-type="float" office:value="0.0331518604864278" calcext:value-type="float">
            <text:p>0.0331518605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537.792,</text:p>
          </table:table-cell>
          <table:table-cell office:value-type="float" office:value="0.0298097289195449" calcext:value-type="float">
            <text:p>0.0298097289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545.584,</text:p>
          </table:table-cell>
          <table:table-cell office:value-type="float" office:value="0.0270066097065574" calcext:value-type="float">
            <text:p>0.0270066097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553.377,</text:p>
          </table:table-cell>
          <table:table-cell office:value-type="float" office:value="0.0251738657142204" calcext:value-type="float">
            <text:p>0.0251738657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561.169,</text:p>
          </table:table-cell>
          <table:table-cell office:value-type="float" office:value="0.0222629440304539" calcext:value-type="float">
            <text:p>0.022262944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568.961,</text:p>
          </table:table-cell>
          <table:table-cell office:value-type="float" office:value="0.0194598758120126" calcext:value-type="float">
            <text:p>0.0194598758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576.753,</text:p>
          </table:table-cell>
          <table:table-cell office:value-type="float" office:value="0.0176270808251294" calcext:value-type="float">
            <text:p>0.0176270808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584.545,</text:p>
          </table:table-cell>
          <table:table-cell office:value-type="float" office:value="0.016548954128246" calcext:value-type="float">
            <text:p>0.0165489541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592.338,</text:p>
          </table:table-cell>
          <table:table-cell office:value-type="float" office:value="0.034229936188765" calcext:value-type="float">
            <text:p>0.034229936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00.13,</text:p>
          </table:table-cell>
          <table:table-cell office:value-type="float" office:value="0.0141771467874674" calcext:value-type="float">
            <text:p>0.0141771468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07.922,</text:p>
          </table:table-cell>
          <table:table-cell office:value-type="float" office:value="0.013099020090584" calcext:value-type="float">
            <text:p>0.0130990201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15.714,</text:p>
          </table:table-cell>
          <table:table-cell office:value-type="float" office:value="0.0125599567421423" calcext:value-type="float">
            <text:p>0.0125599567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23.506,</text:p>
          </table:table-cell>
          <table:table-cell office:value-type="float" office:value="0.0125599567421423" calcext:value-type="float">
            <text:p>0.0125599567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31.299,</text:p>
          </table:table-cell>
          <table:table-cell office:value-type="float" office:value="0.012128746859026" calcext:value-type="float">
            <text:p>0.0121287469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39.091,</text:p>
          </table:table-cell>
          <table:table-cell office:value-type="float" office:value="0.0108350152205844" calcext:value-type="float">
            <text:p>0.010835015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46.883,</text:p>
          </table:table-cell>
          <table:table-cell office:value-type="float" office:value="0.0101881494013637" calcext:value-type="float">
            <text:p>0.0101881494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54.675,</text:p>
          </table:table-cell>
          <table:table-cell office:value-type="float" office:value="0.0101881494013637" calcext:value-type="float">
            <text:p>0.0101881494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62.468,</text:p>
          </table:table-cell>
          <table:table-cell office:value-type="float" office:value="0.0101881494013637" calcext:value-type="float">
            <text:p>0.0101881494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70.26,</text:p>
          </table:table-cell>
          <table:table-cell office:value-type="float" office:value="0.0101881494013637" calcext:value-type="float">
            <text:p>0.0101881494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78.052,</text:p>
          </table:table-cell>
          <table:table-cell office:value-type="float" office:value="0.0092178251752594" calcext:value-type="float">
            <text:p>0.009217825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85.844,</text:p>
          </table:table-cell>
          <table:table-cell office:value-type="float" office:value="0.00857095935603863" calcext:value-type="float">
            <text:p>0.0085709594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693.636,</text:p>
          </table:table-cell>
          <table:table-cell office:value-type="float" office:value="0.0076006861244806" calcext:value-type="float">
            <text:p>0.0076006861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01.429,</text:p>
          </table:table-cell>
          <table:table-cell office:value-type="float" office:value="0.00566008866681829" calcext:value-type="float">
            <text:p>0.0056600887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09.221,</text:p>
          </table:table-cell>
          <table:table-cell office:value-type="float" office:value="0.00490539487954531" calcext:value-type="float">
            <text:p>0.0049053949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17.013,</text:p>
          </table:table-cell>
          <table:table-cell office:value-type="float" office:value="0.00512102531837661" calcext:value-type="float">
            <text:p>0.0051210253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24.805,</text:p>
          </table:table-cell>
          <table:table-cell office:value-type="float" office:value="0.00447414930024659" calcext:value-type="float">
            <text:p>0.0044741493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32.597,</text:p>
          </table:table-cell>
          <table:table-cell office:value-type="float" office:value="0.00393509615071416" calcext:value-type="float">
            <text:p>0.003935096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40.39,</text:p>
          </table:table-cell>
          <table:table-cell office:value-type="float" office:value="0.00328823033149339" calcext:value-type="float">
            <text:p>0.0032882303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48.182,</text:p>
          </table:table-cell>
          <table:table-cell office:value-type="float" office:value="0.00199450379250648" calcext:value-type="float">
            <text:p>0.0019945038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55.974,</text:p>
          </table:table-cell>
          <table:table-cell office:value-type="float" office:value="0.00113201263390903" calcext:value-type="float">
            <text:p>0.0011320126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63.766,</text:p>
          </table:table-cell>
          <table:table-cell office:value-type="float" office:value="0.000485148854470114" calcext:value-type="float">
            <text:p>0.0004851489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71.558,</text:p>
          </table:table-cell>
          <table:table-cell office:value-type="float" office:value="0.000485148854470114" calcext:value-type="float">
            <text:p>0.0004851489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79.351,</text:p>
          </table:table-cell>
          <table:table-cell office:value-type="float" office:value="0.000377338224563628" calcext:value-type="float">
            <text:p>0.000377338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87.143,</text:p>
          </table:table-cell>
          <table:table-cell office:value-type="float" office:value="0.000377338224563628" calcext:value-type="float">
            <text:p>0.0003773382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794.935,</text:p>
          </table:table-cell>
          <table:table-cell office:value-type="float" office:value="0.000269527084711679" calcext:value-type="float">
            <text:p>0.0002695271</text:p>
          </table:table-cell>
          <table:table-cell office:value-type="string" calcext:value-type="string">
            <text:p>],</text:p>
          </table:table-cell>
        </table:table-row>
      </table:table>
      <table:named-expressions/>
      <table:database-ranges>
        <table:database-range table:name="__Anonymous_Sheet_DB__0" table:target-range-address="Sheet1.A1:Sheet1.E765" table:display-filter-buttons="true" table:contains-header="false">
          <table:filter>
            <table:filter-and>
              <table:filter-condition table:field-number="4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2:57:32.849915166</meta:creation-date>
    <dc:date>2017-06-12T13:12:14.723632515</dc:date>
    <meta:editing-duration>PT14M41S</meta:editing-duration>
    <meta:editing-cycles>3</meta:editing-cycles>
    <meta:generator>LibreOffice/5.1.6.2$Linux_X86_64 LibreOffice_project/10m0$Build-2</meta:generator>
    <meta:document-statistic meta:table-count="2" meta:cell-count="4133" meta:object-count="0"/>
  </office:meta>
</office:document-meta>
</file>